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Source Code Pro', 'Liberation Mono', 'Courier New', Courier, monospace"/>
    <style:font-face style:name="Lohit Devanagari2" svg:font-family="'Lohit Devanagari'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4">
      <style:paragraph-properties fo:text-align="start" style:justify-single-word="false"/>
      <style:text-properties fo:color="#3f5fbf" style:font-name="Liberation Serif" fo:font-size="10pt" officeooo:paragraph-rsid="00193784" style:font-size-asian="10pt"/>
    </style:style>
    <style:style style:name="P2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0pt" officeooo:paragraph-rsid="00193784" style:font-size-asian="10pt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Liberation Serif" officeooo:paragraph-rsid="00193784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paragraph-rsid="00178372" style:font-size-asian="10pt" style:font-weight-asian="normal" style:font-weight-complex="normal"/>
    </style:style>
    <style:style style:name="P6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78372" style:font-size-asian="10pt"/>
    </style:style>
    <style:style style:name="P7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style:font-size-asian="10pt"/>
    </style:style>
    <style:style style:name="P8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officeooo:paragraph-rsid="001d3362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weight="normal" officeooo:paragraph-rsid="00178372" style:font-weight-asian="normal" style:font-weight-complex="normal"/>
    </style:style>
    <style:style style:name="P10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Liberation Serif" officeooo:paragraph-rsid="00178372"/>
    </style:style>
    <style:style style:name="P11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78372"/>
    </style:style>
    <style:style style:name="P12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13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d3362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d3362"/>
    </style:style>
    <style:style style:name="P15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bb500" officeooo:paragraph-rsid="0017837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53b4f7" officeooo:paragraph-rsid="00178372" style:font-size-asian="10pt" style:font-weight-asian="normal" style:font-size-complex="10.5pt" style:font-weight-complex="normal"/>
    </style:style>
    <style:style style:name="P17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rsid="002af41d" officeooo:paragraph-rsid="00178372" style:font-size-asian="10pt" style:font-weight-asian="normal" style:font-size-complex="10.5pt" style:font-weight-complex="normal"/>
    </style:style>
    <style:style style:name="P18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normal" officeooo:paragraph-rsid="00178372" style:font-size-asian="10pt" style:font-weight-asian="normal" style:font-size-complex="10.5pt" style:font-weight-complex="normal"/>
    </style:style>
    <style:style style:name="P19" style:family="paragraph" style:parent-style-name="Standard" style:list-style-name="L3">
      <style:paragraph-properties fo:margin-top="0.101cm" fo:margin-bottom="0.199cm" loext:contextual-spacing="false" fo:line-height="100%"/>
      <style:text-properties fo:color="#000000" style:font-name="Liberation Serif" fo:font-size="10pt" fo:font-weight="bold" officeooo:paragraph-rsid="00178372" style:font-size-asian="10pt" style:font-weight-asian="bold" style:font-size-complex="10.5pt" style:font-weight-complex="bold"/>
    </style:style>
    <style:style style:name="P20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pt" fo:font-weight="bold" officeooo:paragraph-rsid="00178372" style:font-size-asian="10pt" style:font-weight-asian="bold" style:font-size-complex="10.5pt" style:font-weight-complex="bold"/>
    </style:style>
    <style:style style:name="P21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.5pt" fo:font-weight="normal" officeooo:paragraph-rsid="00178372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size="10.5pt" fo:font-weight="normal" officeooo:paragraph-rsid="0022e54c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weight="normal" officeooo:rsid="004521fe" officeooo:paragraph-rsid="00178372" style:font-weight-asian="normal" style:font-weight-complex="normal"/>
    </style:style>
    <style:style style:name="P24" style:family="paragraph" style:parent-style-name="Standard">
      <style:paragraph-properties fo:margin-top="0.101cm" fo:margin-bottom="0.199cm" loext:contextual-spacing="false" fo:line-height="100%"/>
      <style:text-properties fo:color="#000000" style:font-name="Liberation Serif" fo:font-weight="normal" officeooo:paragraph-rsid="00178372" style:font-weight-asian="normal" style:font-weight-complex="normal"/>
    </style:style>
    <style:style style:name="P25" style:family="paragraph" style:parent-style-name="Standard" style:list-style-name="L4">
      <style:paragraph-properties fo:margin-top="0.101cm" fo:margin-bottom="0.199cm" loext:contextual-spacing="false" fo:line-height="100%"/>
      <style:text-properties fo:font-variant="normal" fo:text-transform="none" fo:color="#3f5fbf" style:font-name="Liberation Serif" fo:font-size="10pt" fo:letter-spacing="normal" fo:font-style="normal" fo:font-weight="normal" officeooo:paragraph-rsid="00193784" style:font-size-asian="10pt" style:font-weight-asian="bold" style:font-size-complex="10.5pt" style:font-weight-complex="bold"/>
    </style:style>
    <style:style style:name="P26" style:family="paragraph" style:parent-style-name="Standard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27" style:family="paragraph" style:parent-style-name="Standard" style:list-style-name="L6">
      <style:paragraph-properties fo:margin-top="0.101cm" fo:margin-bottom="0.199cm" loext:contextual-spacing="false" fo:line-height="100%"/>
      <style:text-properties fo:font-size="10pt" officeooo:paragraph-rsid="00341758" style:font-size-asian="10pt" style:font-size-complex="10pt"/>
    </style:style>
    <style:style style:name="P28" style:family="paragraph" style:parent-style-name="Standard">
      <style:paragraph-properties fo:margin-top="0.101cm" fo:margin-bottom="0.199cm" loext:contextual-spacing="false" fo:line-height="100%"/>
      <style:text-properties fo:font-size="10pt" fo:font-weight="bold" officeooo:paragraph-rsid="00178372" style:font-size-asian="10pt" style:font-weight-asian="bold" style:font-size-complex="10pt" style:font-weight-complex="bold"/>
    </style:style>
    <style:style style:name="P29" style:family="paragraph" style:parent-style-name="Standard" style:list-style-name="L6">
      <style:paragraph-properties fo:margin-top="0.101cm" fo:margin-bottom="0.199cm" loext:contextual-spacing="false" fo:line-height="100%"/>
      <style:text-properties fo:font-size="10pt" fo:font-weight="bold" officeooo:paragraph-rsid="00361840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.101cm" fo:margin-bottom="0.199cm" loext:contextual-spacing="false" fo:line-height="100%" fo:text-align="start" style:justify-single-word="false"/>
      <style:text-properties style:font-name="Liberation Serif" fo:font-size="10pt" officeooo:rsid="002d4284" officeooo:paragraph-rsid="002d4284" style:font-size-asian="10pt" style:font-size-complex="10pt"/>
    </style:style>
    <style:style style:name="P31" style:family="paragraph" style:parent-style-name="Standard">
      <style:paragraph-properties fo:margin-top="0.101cm" fo:margin-bottom="0.199cm" loext:contextual-spacing="false" fo:line-height="100%"/>
      <style:text-properties style:font-name="Liberation Serif" fo:font-size="10pt" fo:font-weight="normal" officeooo:rsid="002e6fb2" officeooo:paragraph-rsid="002e6fb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top="0.101cm" fo:margin-bottom="0.199cm" loext:contextual-spacing="false" fo:line-height="100%"/>
      <style:text-properties style:font-name="Liberation Serif"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margin-top="0.101cm" fo:margin-bottom="0.199cm" loext:contextual-spacing="false" fo:line-height="100%"/>
      <style:text-properties style:font-name="Liberation Serif"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35" style:family="paragraph" style:parent-style-name="Standard">
      <style:paragraph-properties fo:margin-top="0.101cm" fo:margin-bottom="0.199cm" loext:contextual-spacing="false" fo:line-height="100%"/>
      <style:text-properties style:font-name="Liberation Serif" style:text-underline-style="solid" style:text-underline-width="auto" style:text-underline-color="font-color" officeooo:paragraph-rsid="00178372"/>
    </style:style>
    <style:style style:name="P36" style:family="paragraph" style:parent-style-name="Standard">
      <style:paragraph-properties fo:margin-top="0.101cm" fo:margin-bottom="0.199cm" loext:contextual-spacing="false" fo:line-height="100%"/>
      <style:text-properties fo:color="#7f0055" style:font-name="Liberation Serif" fo:font-size="10pt" style:text-underline-style="solid" style:text-underline-width="auto" style:text-underline-color="font-color" fo:font-weight="bold" officeooo:rsid="0039259a" officeooo:paragraph-rsid="00178372" style:font-size-asian="10pt" style:font-weight-asian="bold" style:font-size-complex="10.5pt" style:font-weight-complex="normal"/>
    </style:style>
    <style:style style:name="P37" style:family="paragraph" style:parent-style-name="Standard">
      <style:paragraph-properties fo:margin-top="0.101cm" fo:margin-bottom="0.199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Liberation Serif" fo:font-size="10pt" fo:font-weight="normal" officeooo:paragraph-rsid="00178372" style:font-size-asian="10pt" style:font-weight-asian="normal" style:font-size-complex="10.5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41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2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paragraph-rsid="00178372" style:font-size-asian="10.5pt" style:font-weight-asian="bold" style:font-size-complex="10.5pt" style:font-weight-complex="bold"/>
    </style:style>
    <style:style style:name="P43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officeooo:rsid="0037bc18" officeooo:paragraph-rsid="0037bc18" style:font-size-asian="10.5pt" style:font-weight-asian="bold" style:font-size-complex="10.5pt" style:font-weight-complex="bold"/>
    </style:style>
    <style:style style:name="P44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text-underline-style="solid" style:text-underline-width="auto" style:text-underline-color="font-color" fo:font-weight="bold" officeooo:paragraph-rsid="00178372" style:font-size-asian="10.5pt" style:font-weight-asian="bold" style:font-size-complex="10.5pt" style:font-weight-complex="bold"/>
    </style:style>
    <style:style style:name="P45" style:family="paragraph" style:parent-style-name="Text_20_body">
      <style:paragraph-properties fo:margin-top="0.101cm" fo:margin-bottom="0.199cm" loext:contextual-spacing="false" fo:line-height="100%"/>
      <style:text-properties officeooo:paragraph-rsid="00178372"/>
    </style:style>
    <style:style style:name="P46" style:family="paragraph" style:parent-style-name="Text_20_body" style:list-style-name="L5">
      <style:paragraph-properties fo:margin-top="0.101cm" fo:margin-bottom="0.199cm" loext:contextual-spacing="false" fo:line-height="100%"/>
      <style:text-properties fo:color="#7f0055" style:font-name="Liberation Serif" fo:font-size="10pt" fo:font-weight="bold" officeooo:paragraph-rsid="001ca130" style:font-size-asian="10pt" style:font-weight-asian="bold" style:font-size-complex="10.5pt" style:font-weight-complex="bold"/>
    </style:style>
    <style:style style:name="P47" style:family="paragraph" style:parent-style-name="Text_20_body">
      <style:paragraph-properties fo:margin-top="0.101cm" fo:margin-bottom="0.199cm" loext:contextual-spacing="false" fo:line-height="100%"/>
      <style:text-properties style:font-name="Consolas2" fo:font-size="10.5pt" fo:font-weight="bold" officeooo:paragraph-rsid="00178372" style:font-size-asian="10.5pt" style:font-weight-asian="bold" style:font-size-complex="10.5pt" style:font-weight-complex="bold"/>
    </style:style>
    <style:style style:name="P4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49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50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officeooo:paragraph-rsid="00178372" style:font-size-asian="10.5pt" style:font-size-complex="10.5pt"/>
    </style:style>
    <style:style style:name="P5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5c7cf" officeooo:paragraph-rsid="00178372" style:font-size-asian="10.5pt" style:font-size-complex="10.5pt"/>
    </style:style>
    <style:style style:name="P52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officeooo:rsid="00171f16" officeooo:paragraph-rsid="00178372" style:font-size-asian="10.5pt" style:font-size-complex="10.5pt"/>
    </style:style>
    <style:style style:name="P53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71f16" officeooo:paragraph-rsid="00178372" style:font-size-asian="10.5pt" style:font-size-complex="10.5pt"/>
    </style:style>
    <style:style style:name="P5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0c89" officeooo:paragraph-rsid="00178372" style:font-size-asian="10.5pt" style:font-size-complex="10.5pt"/>
    </style:style>
    <style:style style:name="P5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3ad1d8" officeooo:paragraph-rsid="00178372" style:font-size-asian="10.5pt" style:font-size-complex="10.5pt"/>
    </style:style>
    <style:style style:name="P5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8e359" officeooo:paragraph-rsid="00178372" style:font-size-asian="10.5pt" style:font-size-complex="10.5pt"/>
    </style:style>
    <style:style style:name="P57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98cbd" officeooo:paragraph-rsid="00178372" style:font-size-asian="10.5pt" style:font-size-complex="10.5pt"/>
    </style:style>
    <style:style style:name="P5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bb500" officeooo:paragraph-rsid="00178372" style:font-size-asian="10.5pt" style:font-size-complex="10.5pt"/>
    </style:style>
    <style:style style:name="P5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51f78c" officeooo:paragraph-rsid="00178372" style:font-size-asian="10.5pt" style:font-size-complex="10.5pt"/>
    </style:style>
    <style:style style:name="P60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officeooo:rsid="001c288c" officeooo:paragraph-rsid="00178372" style:font-size-asian="10.5pt" style:font-size-complex="10.5pt"/>
    </style:style>
    <style:style style:name="P6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1c288c" officeooo:paragraph-rsid="00178372" style:font-size-asian="10.5pt" style:font-size-complex="10.5pt"/>
    </style:style>
    <style:style style:name="P6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officeooo:rsid="0021c1ca" officeooo:paragraph-rsid="00178372" style:font-size-asian="10.5pt" style:font-size-complex="10.5pt"/>
    </style:style>
    <style:style style:name="P63" style:family="paragraph" style:parent-style-name="Text_20_body" style:list-style-name="L1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6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65" style:family="paragraph" style:parent-style-name="Text_20_body" style:list-style-name="L2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66" style:family="paragraph" style:parent-style-name="Text_20_body" style:list-style-name="L3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67" style:family="paragraph" style:parent-style-name="Text_20_body" style:list-style-name="L4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78372" style:font-size-asian="10.5pt" style:font-weight-asian="bold" style:font-size-complex="10.5pt" style:font-weight-complex="bold"/>
    </style:style>
    <style:style style:name="P68" style:family="paragraph" style:parent-style-name="Text_20_body" style:list-style-name="L5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1ca130" style:font-size-asian="10.5pt" style:font-weight-asian="bold" style:font-size-complex="10.5pt" style:font-weight-complex="bold"/>
    </style:style>
    <style:style style:name="P69" style:family="paragraph" style:parent-style-name="Text_20_body" style:list-style-name="L5">
      <style:paragraph-properties fo:margin-top="0.101cm" fo:margin-bottom="0.199cm" loext:contextual-spacing="false" fo:line-height="100%"/>
      <style:text-properties style:font-name="Liberation Serif" fo:font-size="10.5pt" fo:font-weight="bold" officeooo:paragraph-rsid="0022e54c" style:font-size-asian="10.5pt" style:font-weight-asian="bold" style:font-size-complex="10.5pt" style:font-weight-complex="bold"/>
    </style:style>
    <style:style style:name="P7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bold" officeooo:rsid="001469e9" officeooo:paragraph-rsid="00178372" style:font-size-asian="10.5pt" style:font-weight-asian="bold" style:font-size-complex="10.5pt" style:font-weight-complex="bold"/>
    </style:style>
    <style:style style:name="P7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2fcd58" officeooo:paragraph-rsid="00178372" style:font-size-asian="10.5pt" style:font-weight-asian="normal" style:font-size-complex="10.5pt" style:font-weight-complex="normal"/>
    </style:style>
    <style:style style:name="P7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3e2b99" officeooo:paragraph-rsid="00178372" style:font-size-asian="10.5pt" style:font-weight-asian="normal" style:font-size-complex="10.5pt" style:font-weight-complex="normal"/>
    </style:style>
    <style:style style:name="P73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2af41d" officeooo:paragraph-rsid="00178372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53b4f7" officeooo:paragraph-rsid="00178372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fo:font-weight="normal" officeooo:rsid="001469e9" officeooo:paragraph-rsid="00178372" style:font-size-asian="10.5pt" style:font-weight-asian="normal" style:font-size-complex="10.5pt" style:font-weight-complex="normal"/>
    </style:style>
    <style:style style:name="P76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text-underline-style="solid" style:text-underline-width="auto" style:text-underline-color="font-color" fo:font-weight="bold" officeooo:rsid="001469e9" officeooo:paragraph-rsid="00178372" style:font-size-asian="10.5pt" style:font-weight-asian="bold" style:font-size-complex="10.5pt" style:font-weight-complex="bold"/>
    </style:style>
    <style:style style:name="P77" style:family="paragraph" style:parent-style-name="Text_20_body" style:list-style-name="L5">
      <style:paragraph-properties fo:margin-top="0.101cm" fo:margin-bottom="0.199cm" loext:contextual-spacing="false" fo:line-height="100%"/>
      <style:text-properties style:font-name="Liberation Serif" fo:font-size="10.5pt" style:text-underline-style="solid" style:text-underline-width="auto" style:text-underline-color="font-color" fo:font-weight="bold" officeooo:paragraph-rsid="0022e54c" style:font-size-asian="10.5pt" style:font-weight-asian="bold" style:font-size-complex="10.5pt" style:font-weight-complex="bold"/>
    </style:style>
    <style:style style:name="P78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text-underline-style="solid" style:text-underline-width="auto" style:text-underline-color="font-color" fo:font-weight="bold" officeooo:paragraph-rsid="00178372" style:font-size-asian="10.5pt" style:font-weight-asian="bold" style:font-size-complex="10.5pt" style:font-weight-complex="bold"/>
    </style:style>
    <style:style style:name="P79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.5pt" style:text-underline-style="solid" style:text-underline-width="auto" style:text-underline-color="font-color" fo:font-weight="bold" officeooo:rsid="0011e049" officeooo:paragraph-rsid="00178372" style:font-size-asian="10.5pt" style:font-weight-asian="bold" style:font-size-complex="10.5pt" style:font-weight-complex="bold"/>
    </style:style>
    <style:style style:name="P80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paragraph-rsid="00178372" style:font-size-asian="10pt" style:font-size-complex="10pt"/>
    </style:style>
    <style:style style:name="P81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officeooo:rsid="002bb500" officeooo:paragraph-rsid="00178372" style:font-size-asian="10pt" style:font-size-complex="10pt"/>
    </style:style>
    <style:style style:name="P82" style:family="paragraph" style:parent-style-name="Text_20_body">
      <style:paragraph-properties fo:margin-top="0.101cm" fo:margin-bottom="0.199cm" loext:contextual-spacing="false" fo:line-height="100%"/>
      <style:text-properties style:font-name="Liberation Serif" fo:font-size="10pt" fo:font-weight="bold" officeooo:paragraph-rsid="00178372" style:font-size-asian="10pt" style:font-weight-asian="bold" style:font-size-complex="10pt" style:font-weight-complex="bold"/>
    </style:style>
    <style:style style:name="P83" style:family="paragraph" style:parent-style-name="Text_20_body">
      <style:paragraph-properties fo:margin-top="0.101cm" fo:margin-bottom="0.199cm" loext:contextual-spacing="false" fo:line-height="100%"/>
      <style:text-properties style:font-name="Liberation Serif" officeooo:paragraph-rsid="002d4284"/>
    </style:style>
    <style:style style:name="P84" style:family="paragraph" style:parent-style-name="Text_20_body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85" style:family="paragraph" style:parent-style-name="Text_20_body" style:list-style-name="L3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P86" style:family="paragraph" style:parent-style-name="Text_20_body" style:list-style-name="L4">
      <style:paragraph-properties fo:margin-top="0.101cm" fo:margin-bottom="0.199cm" loext:contextual-spacing="false" fo:line-height="100%"/>
      <style:text-properties style:font-name="Liberation Serif" officeooo:paragraph-rsid="0017837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b500" style:font-weight-asian="normal" style:font-weight-complex="normal"/>
    </style:style>
    <style:style style:name="T3" style:family="text">
      <style:text-properties fo:font-weight="normal" officeooo:rsid="002d17e1" style:font-weight-asian="normal" style:font-weight-complex="normal"/>
    </style:style>
    <style:style style:name="T4" style:family="text">
      <style:text-properties fo:font-weight="normal" officeooo:rsid="002fcd58" style:font-weight-asian="normal" style:font-weight-complex="normal"/>
    </style:style>
    <style:style style:name="T5" style:family="text">
      <style:text-properties fo:font-weight="normal" officeooo:rsid="003e2b99" style:font-weight-asian="normal" style:font-weight-complex="normal"/>
    </style:style>
    <style:style style:name="T6" style:family="text">
      <style:text-properties fo:font-weight="normal" officeooo:rsid="0049f803" style:font-weight-asian="normal" style:font-weight-complex="normal"/>
    </style:style>
    <style:style style:name="T7" style:family="text">
      <style:text-properties fo:font-weight="normal" officeooo:rsid="0024034f" style:font-weight-asian="normal" style:font-weight-complex="normal"/>
    </style:style>
    <style:style style:name="T8" style:family="text">
      <style:text-properties fo:font-weight="normal" officeooo:rsid="0034c113" style:font-weight-asian="normal" style:font-weight-complex="normal"/>
    </style:style>
    <style:style style:name="T9" style:family="text">
      <style:text-properties fo:font-weight="normal" officeooo:rsid="00246dc2" style:font-weight-asian="normal" style:font-weight-complex="normal"/>
    </style:style>
    <style:style style:name="T10" style:family="text">
      <style:text-properties fo:font-weight="normal" officeooo:rsid="004d43f1" style:font-weight-asian="normal" style:font-weight-complex="normal"/>
    </style:style>
    <style:style style:name="T11" style:family="text">
      <style:text-properties fo:font-weight="normal" officeooo:rsid="004db58f" style:font-weight-asian="normal" style:font-weight-complex="normal"/>
    </style:style>
    <style:style style:name="T12" style:family="text">
      <style:text-properties fo:font-weight="normal" officeooo:rsid="003f93ad" style:font-weight-asian="normal" style:font-weight-complex="normal"/>
    </style:style>
    <style:style style:name="T13" style:family="text">
      <style:text-properties fo:font-weight="normal" officeooo:rsid="00414256" style:font-weight-asian="normal" style:font-weight-complex="normal"/>
    </style:style>
    <style:style style:name="T14" style:family="text">
      <style:text-properties fo:font-weight="normal" officeooo:rsid="00357c2c" style:font-weight-asian="normal" style:font-weight-complex="normal"/>
    </style:style>
    <style:style style:name="T15" style:family="text">
      <style:text-properties fo:font-weight="normal" officeooo:rsid="001c288c" style:font-weight-asian="normal" style:font-weight-complex="normal"/>
    </style:style>
    <style:style style:name="T16" style:family="text">
      <style:text-properties fo:font-weight="normal" officeooo:rsid="0036bc87" style:font-weight-asian="normal" style:font-weight-complex="normal"/>
    </style:style>
    <style:style style:name="T17" style:family="text">
      <style:text-properties fo:font-weight="normal" officeooo:rsid="00278dd6" style:font-weight-asian="normal" style:font-weight-complex="normal"/>
    </style:style>
    <style:style style:name="T18" style:family="text">
      <style:text-properties fo:font-weight="normal" officeooo:rsid="002af41d" style:font-weight-asian="normal" style:font-weight-complex="normal"/>
    </style:style>
    <style:style style:name="T19" style:family="text">
      <style:text-properties fo:font-weight="normal" officeooo:rsid="002b6155" style:font-weight-asian="normal" style:font-weight-complex="normal"/>
    </style:style>
    <style:style style:name="T20" style:family="text">
      <style:text-properties fo:font-weight="normal" officeooo:rsid="001dd3e8" style:font-weight-asian="normal" style:font-weight-complex="normal"/>
    </style:style>
    <style:style style:name="T21" style:family="text">
      <style:text-properties officeooo:rsid="0011e049"/>
    </style:style>
    <style:style style:name="T22" style:family="text">
      <style:text-properties officeooo:rsid="0018e359"/>
    </style:style>
    <style:style style:name="T23" style:family="text">
      <style:text-properties officeooo:rsid="00171f16"/>
    </style:style>
    <style:style style:name="T24" style:family="text">
      <style:text-properties officeooo:rsid="001b30d1"/>
    </style:style>
    <style:style style:name="T25" style:family="text">
      <style:text-properties officeooo:rsid="001c288c"/>
    </style:style>
    <style:style style:name="T26" style:family="text">
      <style:text-properties officeooo:rsid="002bb50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fo:font-weight="normal" style:font-weight-asian="normal" style:font-weight-complex="normal"/>
    </style:style>
    <style:style style:name="T30" style:family="text">
      <style:text-properties fo:color="#000000" fo:font-size="10pt" style:font-size-asian="10pt"/>
    </style:style>
    <style:style style:name="T31" style:family="text">
      <style:text-properties fo:color="#000000" fo:font-size="10pt" officeooo:rsid="001d3362" style:font-size-asian="10pt"/>
    </style:style>
    <style:style style:name="T32" style:family="text">
      <style:text-properties fo:color="#000000" fo:font-size="10pt" style:font-size-asian="10pt"/>
    </style:style>
    <style:style style:name="T33" style:family="text">
      <style:text-properties fo:color="#000000" fo:font-size="10pt" officeooo:rsid="00255636" style:font-size-asian="10pt"/>
    </style:style>
    <style:style style:name="T34" style:family="text">
      <style:text-properties fo:color="#000000" fo:font-size="10pt" officeooo:rsid="002d4284" style:font-size-asian="10pt" style:font-size-complex="10pt"/>
    </style:style>
    <style:style style:name="T35" style:family="text">
      <style:text-properties fo:color="#000000" fo:font-size="10pt" officeooo:rsid="00374cc0" style:font-size-asian="10pt"/>
    </style:style>
    <style:style style:name="T36" style:family="text">
      <style:text-properties fo:color="#000000" fo:font-size="10pt" officeooo:rsid="004338d3" style:font-size-asian="10pt"/>
    </style:style>
    <style:style style:name="T37" style:family="text">
      <style:text-properties fo:color="#000000" fo:font-size="10pt" officeooo:rsid="005a8193" style:font-size-asian="10pt"/>
    </style:style>
    <style:style style:name="T38" style:family="text">
      <style:text-properties fo:color="#000000" fo:font-size="10pt" officeooo:rsid="0053b4f7" style:font-size-asian="10pt"/>
    </style:style>
    <style:style style:name="T39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40" style:family="text">
      <style:text-properties fo:color="#000000" fo:font-size="10pt" style:text-underline-style="solid" style:text-underline-width="auto" style:text-underline-color="font-color" officeooo:rsid="00193784" style:font-size-asian="10pt"/>
    </style:style>
    <style:style style:name="T41" style:family="text">
      <style:text-properties fo:color="#000000" fo:font-size="10pt" style:text-underline-style="solid" style:text-underline-width="auto" style:text-underline-color="font-color" fo:font-weight="normal" style:font-size-asian="10pt" style:font-weight-asian="normal" style:font-weight-complex="normal"/>
    </style:style>
    <style:style style:name="T42" style:family="text">
      <style:text-properties fo:color="#000000" fo:font-size="10pt" fo:font-style="italic" style:font-size-asian="10pt" style:font-style-asian="italic"/>
    </style:style>
    <style:style style:name="T43" style:family="text">
      <style:text-properties fo:color="#000000" fo:font-size="10pt" fo:font-style="italic" style:font-size-asian="10pt" style:font-style-asian="italic"/>
    </style:style>
    <style:style style:name="T44" style:family="text">
      <style:text-properties fo:color="#000000" fo:font-size="10pt" fo:font-weight="normal" style:font-size-asian="10pt" style:font-weight-asian="normal" style:font-weight-complex="normal"/>
    </style:style>
    <style:style style:name="T45" style:family="text">
      <style:text-properties fo:color="#000000" fo:font-size="10pt" fo:font-weight="normal" style:font-size-asian="10pt" style:font-weight-asian="normal" style:font-weight-complex="normal"/>
    </style:style>
    <style:style style:name="T46" style:family="text">
      <style:text-properties fo:color="#000000" fo:font-size="10pt" fo:font-weight="normal" officeooo:rsid="002973b8" style:font-size-asian="10pt" style:font-weight-asian="normal" style:font-weight-complex="normal"/>
    </style:style>
    <style:style style:name="T47" style:family="text">
      <style:text-properties fo:color="#000000" fo:font-size="10pt" fo:background-color="#e8f2fe" loext:char-shading-value="0" style:font-size-asian="10pt"/>
    </style:style>
    <style:style style:name="T48" style:family="text">
      <style:text-properties fo:color="#000000" fo:font-size="10pt" fo:font-weight="bold" officeooo:rsid="00255636" style:font-size-asian="10pt" style:font-weight-asian="bold" style:font-size-complex="10.5pt" style:font-weight-complex="bold"/>
    </style:style>
    <style:style style:name="T49" style:family="text">
      <style:text-properties fo:color="#000000" fo:font-size="10pt" fo:font-weight="bold" officeooo:rsid="001469e9" style:font-size-asian="10pt" style:font-weight-asian="bold" style:font-size-complex="10.5pt" style:font-weight-complex="bold"/>
    </style:style>
    <style:style style:name="T50" style:family="text">
      <style:text-properties fo:color="#000000" fo:font-size="10pt" officeooo:rsid="002d4284" fo:background-color="#d4d4d4" loext:char-shading-value="0" style:font-size-asian="10pt" style:font-size-complex="10pt"/>
    </style:style>
    <style:style style:name="T51" style:family="text">
      <style:text-properties fo:color="#000000"/>
    </style:style>
    <style:style style:name="T52" style:family="text">
      <style:text-properties fo:color="#000000" style:font-name="Courier New" fo:font-size="3.5pt" fo:font-style="normal" fo:font-weight="normal" style:font-size-asian="3.5pt" style:font-style-asian="normal" style:font-weight-asian="normal"/>
    </style:style>
    <style:style style:name="T53" style:family="text">
      <style:text-properties fo:color="#000000" style:font-name="Courier New" fo:font-size="3.5pt" fo:font-style="normal" fo:font-weight="normal" style:font-size-asian="3.5pt" style:font-style-asian="normal" style:font-weight-asian="normal" style:font-size-complex="10.5pt" style:font-weight-complex="bold"/>
    </style:style>
    <style:style style:name="T54" style:family="text">
      <style:text-properties fo:color="#000000" style:font-name="Courier New" fo:font-size="3.5pt" fo:font-style="normal" fo:background-color="#efefef" loext:char-shading-value="0" style:font-size-asian="3.5pt" style:font-style-asian="normal"/>
    </style:style>
    <style:style style:name="T55" style:family="text">
      <style:text-properties fo:color="#000000" style:font-name="Courier New" fo:font-size="3.5pt" fo:font-style="normal" style:font-size-asian="3.5pt" style:font-style-asian="normal"/>
    </style:style>
    <style:style style:name="T56" style:family="text">
      <style:text-properties fo:color="#000000" style:font-name="Courier New" fo:font-size="3.5pt" fo:font-style="italic" fo:font-weight="normal" style:font-size-asian="3.5pt" style:font-style-asian="italic" style:font-weight-asian="normal"/>
    </style:style>
    <style:style style:name="T57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/>
    </style:style>
    <style:style style:name="T58" style:family="text">
      <style:text-properties fo:color="#000000" style:font-name="Courier New" fo:font-size="10pt" fo:font-style="normal" fo:font-weight="normal" style:font-size-asian="10pt" style:font-style-asian="normal" style:font-weight-asian="normal" style:font-size-complex="10pt" style:font-weight-complex="bold"/>
    </style:style>
    <style:style style:name="T59" style:family="text">
      <style:text-properties fo:color="#000000" style:font-name="Courier New" fo:font-size="10pt" fo:font-style="italic" fo:font-weight="normal" style:font-size-asian="10pt" style:font-style-asian="italic" style:font-weight-asian="normal" style:font-size-complex="10pt"/>
    </style:style>
    <style:style style:name="T60" style:family="text">
      <style:text-properties fo:color="#000000" style:font-name="Courier New" fo:font-style="normal" fo:font-weight="normal" style:font-style-asian="normal" style:font-weight-asian="normal"/>
    </style:style>
    <style:style style:name="T61" style:family="text">
      <style:text-properties fo:color="#000000" style:font-name="Courier New" fo:font-style="normal" fo:font-weight="normal" style:font-style-asian="normal" style:font-weight-asian="normal" style:font-weight-complex="bold"/>
    </style:style>
    <style:style style:name="T62" style:family="text">
      <style:text-properties fo:color="#000000" style:font-name="Courier New" fo:font-style="normal" fo:background-color="#efefef" loext:char-shading-value="0" style:font-style-asian="normal"/>
    </style:style>
    <style:style style:name="T63" style:family="text">
      <style:text-properties fo:color="#000000" style:font-name="Courier New" fo:font-style="normal" style:font-style-asian="normal"/>
    </style:style>
    <style:style style:name="T64" style:family="text">
      <style:text-properties fo:color="#000000" style:font-name="Courier New" fo:font-style="italic" fo:font-weight="normal" style:font-style-asian="italic" style:font-weight-asian="normal"/>
    </style:style>
    <style:style style:name="T65" style:family="text">
      <style:text-properties fo:color="#000000" style:text-underline-style="solid" style:text-underline-width="auto" style:text-underline-color="font-color"/>
    </style:style>
    <style:style style:name="T66" style:family="text">
      <style:text-properties fo:font-style="italic" style:font-style-asian="italic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officeooo:rsid="00574aec"/>
    </style:style>
    <style:style style:name="T70" style:family="text">
      <style:text-properties fo:font-size="10pt" style:font-size-asian="10pt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fo:font-size="10pt" officeooo:rsid="0051f78c" style:font-size-asian="10pt" style:font-size-complex="10pt"/>
    </style:style>
    <style:style style:name="T73" style:family="text">
      <style:text-properties fo:font-size="10pt" officeooo:rsid="00357c2c" style:font-size-asian="10pt" style:font-size-complex="10pt"/>
    </style:style>
    <style:style style:name="T74" style:family="text">
      <style:text-properties fo:font-size="10pt" officeooo:rsid="0065f384" style:font-size-asian="10pt"/>
    </style:style>
    <style:style style:name="T75" style:family="text">
      <style:text-properties fo:font-size="10pt" style:font-size-asian="10pt"/>
    </style:style>
    <style:style style:name="T76" style:family="text">
      <style:text-properties fo:font-size="10pt" style:font-size-asian="10pt"/>
    </style:style>
    <style:style style:name="T77" style:family="text">
      <style:text-properties fo:font-size="10pt" style:font-size-asian="10pt" style:font-size-complex="10.5pt"/>
    </style:style>
    <style:style style:name="T78" style:family="text">
      <style:text-properties fo:font-size="10pt" officeooo:rsid="005c9f70" style:font-size-asian="10pt" style:font-size-complex="10.5pt"/>
    </style:style>
    <style:style style:name="T79" style:family="text">
      <style:text-properties fo:font-size="10pt" officeooo:rsid="0039259a" style:font-size-asian="10pt" style:font-size-complex="10.5pt"/>
    </style:style>
    <style:style style:name="T80" style:family="text">
      <style:text-properties fo:font-size="10pt" officeooo:rsid="002af41d" style:font-size-asian="10pt" style:font-size-complex="10.5pt"/>
    </style:style>
    <style:style style:name="T81" style:family="text">
      <style:text-properties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font-size="10pt" fo:font-weight="normal" officeooo:rsid="00357c2c" style:font-size-asian="10pt" style:font-weight-asian="normal" style:font-size-complex="10pt" style:font-weight-complex="normal"/>
    </style:style>
    <style:style style:name="T83" style:family="text">
      <style:text-properties fo:font-size="10pt" fo:font-style="italic" fo:font-weight="bold" style:font-size-asian="10pt" style:font-style-asian="italic" style:font-weight-asian="bold"/>
    </style:style>
    <style:style style:name="T84" style:family="text">
      <style:text-properties fo:font-size="10pt" style:text-underline-style="solid" style:text-underline-width="auto" style:text-underline-color="font-color" style:font-size-asian="10pt"/>
    </style:style>
    <style:style style:name="T8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86" style:family="text">
      <style:text-properties fo:font-size="10pt" fo:font-weight="bold" officeooo:rsid="005d6d9d" style:font-size-asian="10pt" style:font-weight-asian="bold" style:font-weight-complex="bold"/>
    </style:style>
    <style:style style:name="T87" style:family="text">
      <style:text-properties fo:font-size="10pt" fo:font-weight="bold" officeooo:rsid="005ebc67" style:font-size-asian="10pt" style:font-weight-asian="bold" style:font-weight-complex="bold"/>
    </style:style>
    <style:style style:name="T88" style:family="text">
      <style:text-properties fo:font-size="10pt" fo:font-weight="bold" style:font-size-asian="10pt" style:font-weight-asian="bold" style:font-size-complex="10.5pt" style:font-weight-complex="bold"/>
    </style:style>
    <style:style style:name="T89" style:family="text">
      <style:text-properties officeooo:rsid="0051f78c"/>
    </style:style>
    <style:style style:name="T90" style:family="text">
      <style:text-properties officeooo:rsid="001ccded"/>
    </style:style>
    <style:style style:name="T91" style:family="text">
      <style:text-properties officeooo:rsid="005f8b46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officeooo:rsid="001ea247"/>
    </style:style>
    <style:style style:name="T94" style:family="text">
      <style:text-properties officeooo:rsid="00337fed"/>
    </style:style>
    <style:style style:name="T95" style:family="text">
      <style:text-properties officeooo:rsid="001eb14b"/>
    </style:style>
    <style:style style:name="T96" style:family="text">
      <style:text-properties officeooo:rsid="00209e6b"/>
    </style:style>
    <style:style style:name="T97" style:family="text">
      <style:text-properties officeooo:rsid="0021c1ca"/>
    </style:style>
    <style:style style:name="T98" style:family="text">
      <style:text-properties officeooo:rsid="00357c2c"/>
    </style:style>
    <style:style style:name="T9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0" style:family="text">
      <style:text-properties fo:font-size="10.5pt" fo:font-weight="normal" officeooo:rsid="00278dd6" style:font-size-asian="10.5pt" style:font-weight-asian="normal" style:font-size-complex="10.5pt" style:font-weight-complex="normal"/>
    </style:style>
    <style:style style:name="T101" style:family="text">
      <style:text-properties fo:font-size="10.5pt" fo:font-weight="normal" officeooo:rsid="002973b8" style:font-size-asian="10.5pt" style:font-weight-asian="normal" style:font-size-complex="10.5pt" style:font-weight-complex="normal"/>
    </style:style>
    <style:style style:name="T102" style:family="text">
      <style:text-properties fo:font-size="10.5pt" fo:font-weight="bold" style:font-size-asian="10.5pt" style:font-weight-asian="bold" style:font-size-complex="10.5pt" style:font-weight-complex="bold"/>
    </style:style>
    <style:style style:name="T103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04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105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106" style:family="text">
      <style:text-properties fo:color="#6a3e3e" fo:font-size="10pt" style:font-size-asian="10pt"/>
    </style:style>
    <style:style style:name="T107" style:family="text">
      <style:text-properties fo:color="#6a3e3e" fo:font-size="10pt" style:font-size-asian="10pt"/>
    </style:style>
    <style:style style:name="T108" style:family="text">
      <style:text-properties fo:color="#6a3e3e" fo:font-size="10pt" officeooo:rsid="002d4284" style:font-size-asian="10pt" style:font-size-complex="10pt"/>
    </style:style>
    <style:style style:name="T109" style:family="text">
      <style:text-properties fo:color="#6a3e3e" fo:font-size="10pt" fo:font-weight="normal" style:font-size-asian="10pt" style:font-weight-asian="normal" style:font-weight-complex="normal"/>
    </style:style>
    <style:style style:name="T110" style:family="text">
      <style:text-properties fo:color="#6a3e3e"/>
    </style:style>
    <style:style style:name="T111" style:family="text">
      <style:text-properties fo:color="#7f0055" fo:font-size="10pt" fo:font-weight="bold" style:font-size-asian="10pt" style:font-weight-asian="bold"/>
    </style:style>
    <style:style style:name="T112" style:family="text">
      <style:text-properties fo:color="#7f0055" fo:font-size="10pt" fo:font-weight="bold" style:font-size-asian="10pt" style:font-weight-asian="bold"/>
    </style:style>
    <style:style style:name="T113" style:family="text">
      <style:text-properties fo:color="#7f0055" fo:font-size="10pt" fo:font-weight="bold" officeooo:rsid="002d4284" style:font-size-asian="10pt" style:font-weight-asian="bold" style:font-size-complex="10pt"/>
    </style:style>
    <style:style style:name="T114" style:family="text">
      <style:text-properties fo:color="#7f0055" fo:font-size="10pt" fo:font-weight="bold" officeooo:rsid="00357c2c" style:font-size-asian="10pt" style:font-weight-asian="bold" style:font-weight-complex="normal"/>
    </style:style>
    <style:style style:name="T115" style:family="text">
      <style:text-properties fo:color="#7f0055" fo:font-size="10pt" fo:font-weight="bold" officeooo:rsid="0039259a" style:font-size-asian="10pt" style:font-weight-asian="bold"/>
    </style:style>
    <style:style style:name="T116" style:family="text">
      <style:text-properties fo:color="#7f0055" fo:font-size="10pt" fo:font-weight="bold" officeooo:rsid="0039259a" style:font-size-asian="10pt" style:font-weight-asian="bold" style:font-size-complex="10.5pt" style:font-weight-complex="normal"/>
    </style:style>
    <style:style style:name="T117" style:family="text">
      <style:text-properties fo:color="#7f0055" fo:font-size="10pt" fo:font-weight="bold" fo:background-color="#d4d4d4" loext:char-shading-value="0" style:font-size-asian="10pt" style:font-weight-asian="bold"/>
    </style:style>
    <style:style style:name="T118" style:family="text">
      <style:text-properties fo:color="#7f0055" fo:font-size="10pt" style:text-underline-style="solid" style:text-underline-width="auto" style:text-underline-color="font-color" fo:font-weight="bold" style:font-size-asian="10pt" style:font-weight-asian="bold"/>
    </style:style>
    <style:style style:name="T119" style:family="text">
      <style:text-properties fo:color="#7f0055" fo:font-size="10pt" style:text-underline-style="solid" style:text-underline-width="auto" style:text-underline-color="font-color" fo:font-weight="bold" officeooo:rsid="0039259a" style:font-size-asian="10pt" style:font-weight-asian="bold" style:font-size-complex="10.5pt" style:font-weight-complex="normal"/>
    </style:style>
    <style:style style:name="T120" style:family="text">
      <style:text-properties fo:color="#7f0055" fo:font-size="10pt" style:font-size-asian="10pt" style:font-weight-complex="normal"/>
    </style:style>
    <style:style style:name="T121" style:family="text">
      <style:text-properties fo:color="#7f0055" fo:font-size="10pt" style:font-size-asian="10pt"/>
    </style:style>
    <style:style style:name="T122" style:family="text">
      <style:text-properties fo:color="#7f0055" fo:font-size="10pt" officeooo:rsid="00255636" style:font-size-asian="10pt"/>
    </style:style>
    <style:style style:name="T123" style:family="text">
      <style:text-properties fo:color="#7f0055" fo:font-size="10pt" fo:background-color="#e8f2fe" loext:char-shading-value="0" style:font-size-asian="10pt"/>
    </style:style>
    <style:style style:name="T124" style:family="text">
      <style:text-properties fo:color="#7f0055" fo:font-size="10pt" fo:font-weight="normal" style:font-size-asian="10pt" style:font-weight-asian="normal" style:font-weight-complex="normal"/>
    </style:style>
    <style:style style:name="T125" style:family="text">
      <style:text-properties fo:color="#7f0055" fo:font-weight="bold" style:font-weight-asian="bold"/>
    </style:style>
    <style:style style:name="T126" style:family="text">
      <style:text-properties fo:color="#2a00ff" fo:font-size="10pt" style:font-size-asian="10pt"/>
    </style:style>
    <style:style style:name="T127" style:family="text">
      <style:text-properties fo:color="#2a00ff" fo:font-size="10pt" style:font-size-asian="10pt"/>
    </style:style>
    <style:style style:name="T128" style:family="text">
      <style:text-properties fo:color="#0000c0" fo:font-size="10pt" fo:font-style="italic" fo:font-weight="bold" style:font-size-asian="10pt" style:font-style-asian="italic" style:font-weight-asian="bold"/>
    </style:style>
    <style:style style:name="T129" style:family="text">
      <style:text-properties fo:color="#0000c0" fo:font-size="10pt" fo:font-style="italic" fo:font-weight="bold" style:font-size-asian="10pt" style:font-style-asian="italic" style:font-weight-asian="bold"/>
    </style:style>
    <style:style style:name="T130" style:family="text">
      <style:text-properties fo:color="#0000c0" fo:font-size="10pt" style:font-size-asian="10pt"/>
    </style:style>
    <style:style style:name="T131" style:family="text">
      <style:text-properties fo:color="#0000c0" fo:font-style="italic" fo:font-weight="bold" style:font-style-asian="italic" style:font-weight-asian="bold"/>
    </style:style>
    <style:style style:name="T132" style:family="text">
      <style:text-properties officeooo:rsid="005a8193"/>
    </style:style>
    <style:style style:name="T133" style:family="text">
      <style:text-properties fo:font-variant="normal" fo:text-transform="none" fo:color="#000000" fo:letter-spacing="normal" fo:font-style="normal" fo:font-weight="normal"/>
    </style:style>
    <style:style style:name="T134" style:family="text">
      <style:text-properties officeooo:rsid="001469e9"/>
    </style:style>
    <style:style style:name="T135" style:family="text">
      <style:text-properties fo:color="#3f5fbf" fo:font-size="10pt" style:font-size-asian="10pt"/>
    </style:style>
    <style:style style:name="T136" style:family="text">
      <style:text-properties fo:color="#3f5fbf" fo:font-size="10pt" officeooo:rsid="001b2468" style:font-size-asian="10pt"/>
    </style:style>
    <style:style style:name="T137" style:family="text">
      <style:text-properties fo:color="#3f5fbf" fo:font-size="10pt" style:text-underline-style="solid" style:text-underline-width="auto" style:text-underline-color="font-color" style:font-size-asian="10pt"/>
    </style:style>
    <style:style style:name="T138" style:family="text">
      <style:text-properties fo:color="#7f9fbf" fo:font-size="10pt" fo:font-weight="bold" style:font-size-asian="10pt" style:font-weight-asian="bold"/>
    </style:style>
    <style:style style:name="T139" style:family="text">
      <style:text-properties fo:color="#3f7f5f" fo:font-size="10pt" style:font-size-asian="10pt"/>
    </style:style>
    <style:style style:name="T140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141" style:family="text">
      <style:text-properties fo:color="#3f7f5f" fo:font-size="10pt" style:text-underline-style="solid" style:text-underline-width="auto" style:text-underline-color="font-color" fo:font-weight="bold" officeooo:rsid="001469e9" style:font-size-asian="10pt" style:font-weight-asian="bold" style:font-size-complex="10.5pt" style:font-weight-complex="bold"/>
    </style:style>
    <style:style style:name="T142" style:family="text">
      <style:text-properties fo:color="#3f7f5f" fo:font-size="10pt" fo:font-weight="bold" officeooo:rsid="001469e9" style:font-size-asian="10pt" style:font-weight-asian="bold" style:font-size-complex="10.5pt" style:font-weight-complex="bold"/>
    </style:style>
    <style:style style:name="T143" style:family="text">
      <style:text-properties fo:color="#646464" fo:font-size="10pt" style:font-size-asian="10pt"/>
    </style:style>
    <style:style style:name="T144" style:family="text">
      <style:text-properties fo:color="#646464" fo:font-size="10pt" officeooo:rsid="002e6fb2" style:font-size-asian="10pt"/>
    </style:style>
    <style:style style:name="T145" style:family="text">
      <style:text-properties fo:color="#646464" fo:font-size="10pt" fo:background-color="#d4d4d4" loext:char-shading-value="0" style:font-size-asian="10pt"/>
    </style:style>
    <style:style style:name="T146" style:family="text">
      <style:text-properties fo:color="#646464" fo:font-size="10pt" fo:font-weight="bold" officeooo:rsid="00255636" style:font-size-asian="10pt" style:font-weight-asian="bold" style:font-size-complex="10.5pt" style:font-weight-complex="bold"/>
    </style:style>
    <style:style style:name="T147" style:family="text">
      <style:text-properties officeooo:rsid="002ec8ea"/>
    </style:style>
    <style:style style:name="T148" style:family="text">
      <style:text-properties officeooo:rsid="00333c49"/>
    </style:style>
    <style:style style:name="T149" style:family="text">
      <style:text-properties fo:color="#000080" style:font-name="Courier New" fo:font-size="3.5pt" fo:font-style="normal" fo:font-weight="bold" fo:background-color="#efefef" loext:char-shading-value="0" style:font-size-asian="3.5pt" style:font-style-asian="normal" style:font-weight-asian="bold"/>
    </style:style>
    <style:style style:name="T150" style:family="text">
      <style:text-properties fo:color="#000080" style:font-name="Courier New" fo:font-size="3.5pt" fo:font-style="normal" style:font-size-asian="3.5pt" style:font-style-asian="normal"/>
    </style:style>
    <style:style style:name="T151" style:family="text">
      <style:text-properties fo:color="#000080" style:font-name="Courier New" fo:font-size="10pt" fo:font-style="normal" fo:font-weight="bold" style:font-size-asian="10pt" style:font-style-asian="normal" style:font-weight-asian="bold" style:font-size-complex="10pt"/>
    </style:style>
    <style:style style:name="T152" style:family="text">
      <style:text-properties fo:color="#000080" style:font-name="Courier New" fo:font-style="normal" style:font-style-asian="normal"/>
    </style:style>
    <style:style style:name="T153" style:family="text">
      <style:text-properties fo:color="#000080" style:font-name="Courier New" fo:font-style="normal" fo:font-weight="bold" fo:background-color="#efefef" loext:char-shading-value="0" style:font-style-asian="normal" style:font-weight-asian="bold"/>
    </style:style>
    <style:style style:name="T154" style:family="text">
      <style:text-properties fo:color="#660e7a" style:font-name="Courier New" fo:font-size="3.5pt" fo:font-style="italic" fo:font-weight="normal" style:font-size-asian="3.5pt" style:font-style-asian="italic" style:font-weight-asian="normal"/>
    </style:style>
    <style:style style:name="T155" style:family="text">
      <style:text-properties fo:color="#660e7a" style:font-name="Courier New" fo:font-size="3.5pt" fo:font-style="italic" style:font-size-asian="3.5pt" style:font-style-asian="italic"/>
    </style:style>
    <style:style style:name="T156" style:family="text">
      <style:text-properties fo:color="#660e7a" style:font-name="Courier New" fo:font-size="10pt" fo:font-style="italic" fo:font-weight="normal" style:font-size-asian="10pt" style:font-style-asian="italic" style:font-weight-asian="normal" style:font-size-complex="10pt"/>
    </style:style>
    <style:style style:name="T157" style:family="text">
      <style:text-properties fo:color="#660e7a" style:font-name="Courier New" fo:font-style="italic" style:font-style-asian="italic"/>
    </style:style>
    <style:style style:name="T158" style:family="text">
      <style:text-properties fo:color="#660e7a" style:font-name="Courier New" fo:font-style="italic" fo:font-weight="normal" style:font-style-asian="italic" style:font-weight-asian="normal"/>
    </style:style>
    <style:style style:name="T159" style:family="text">
      <style:text-properties fo:color="#808080" style:font-name="Courier New" fo:font-size="3.5pt" fo:font-style="italic" fo:font-weight="normal" style:font-size-asian="3.5pt" style:font-style-asian="italic" style:font-weight-asian="normal"/>
    </style:style>
    <style:style style:name="T160" style:family="text">
      <style:text-properties fo:color="#808080" style:font-name="Courier New" fo:font-size="10pt" fo:font-style="italic" fo:font-weight="normal" style:font-size-asian="10pt" style:font-style-asian="italic" style:font-weight-asian="normal" style:font-size-complex="10pt"/>
    </style:style>
    <style:style style:name="T161" style:family="text">
      <style:text-properties fo:color="#808080" style:font-name="Courier New" fo:font-style="italic" fo:font-weight="normal" style:font-style-asian="italic" style:font-weight-asian="normal"/>
    </style:style>
    <style:style style:name="T162" style:family="text">
      <style:text-properties fo:color="#008000" style:font-name="Courier New" fo:font-size="3.5pt" fo:font-style="normal" fo:font-weight="bold" style:font-size-asian="3.5pt" style:font-style-asian="normal" style:font-weight-asian="bold"/>
    </style:style>
    <style:style style:name="T163" style:family="text">
      <style:text-properties fo:color="#008000" style:font-name="Courier New" fo:font-size="3.5pt" fo:font-style="normal" fo:font-weight="bold" style:font-size-asian="3.5pt" style:font-style-asian="normal" style:font-weight-asian="bold" style:font-size-complex="10.5pt" style:font-weight-complex="bold"/>
    </style:style>
    <style:style style:name="T164" style:family="text">
      <style:text-properties fo:color="#008000" style:font-name="Courier New" fo:font-size="3.5pt" fo:font-style="normal" style:font-size-asian="3.5pt" style:font-style-asian="normal"/>
    </style:style>
    <style:style style:name="T165" style:family="text">
      <style:text-properties fo:color="#008000" style:font-name="Courier New" fo:font-size="10pt" fo:font-style="normal" fo:font-weight="bold" style:font-size-asian="10pt" style:font-style-asian="normal" style:font-weight-asian="bold" style:font-size-complex="10pt"/>
    </style:style>
    <style:style style:name="T166" style:family="text">
      <style:text-properties fo:color="#008000" style:font-name="Courier New" fo:font-size="10pt" fo:font-style="normal" fo:font-weight="bold" style:font-size-asian="10pt" style:font-style-asian="normal" style:font-weight-asian="bold" style:font-size-complex="10pt" style:font-weight-complex="bold"/>
    </style:style>
    <style:style style:name="T167" style:family="text">
      <style:text-properties fo:color="#008000" style:font-name="Courier New" fo:font-style="normal" style:font-style-asian="normal"/>
    </style:style>
    <style:style style:name="T168" style:family="text">
      <style:text-properties fo:color="#008000" style:font-name="Courier New" fo:font-style="normal" fo:font-weight="bold" style:font-style-asian="normal" style:font-weight-asian="bold" style:font-weight-complex="bold"/>
    </style:style>
    <style:style style:name="T169" style:family="text">
      <style:text-properties fo:color="#008000" style:font-name="Courier New" fo:font-style="normal" fo:font-weight="bold" style:font-style-asian="normal" style:font-weight-asian="bold"/>
    </style:style>
    <style:style style:name="T170" style:family="text">
      <style:text-properties fo:color="#0000ff" style:font-name="Courier New" fo:font-size="3.5pt" fo:font-style="normal" fo:font-weight="normal" style:font-size-asian="3.5pt" style:font-style-asian="normal" style:font-weight-asian="normal"/>
    </style:style>
    <style:style style:name="T171" style:family="text">
      <style:text-properties fo:color="#0000ff" style:font-name="Courier New" fo:font-style="normal" fo:font-weight="normal" style:font-style-asian="normal" style:font-weight-asian="normal"/>
    </style:style>
    <style:style style:name="T172" style:family="text">
      <style:text-properties officeooo:rsid="003739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Struttura Codice</text:p>
      <text:list xml:id="list40888140" text:style-name="L1">
        <text:list-item>
          <text:p text:style-name="P63">package</text:p>
        </text:list-item>
      </text:list>
      <text:p text:style-name="P51"><text:tab/>package slide3_1;</text:p>
      <text:list xml:id="list145706087916944" text:continue-numbering="true" text:style-name="L1">
        <text:list-item>
          <text:p text:style-name="P63">imports</text:p>
          <text:p text:style-name="P52">import java.util.<text:span text:style-name="T22">Arrays;</text:span></text:p>
        </text:list-item>
        <text:list-item>
          <text:p text:style-name="P63">classpath</text:p>
          <text:p text:style-name="P49">C:\Users\ADMIN\eclipse-workspace\Prove\src\slide3_1<text:span text:style-name="T23">\Persona</text:span></text:p>
          <text:p text:style-name="P49"/>
        </text:list-item>
      </text:list>
      <text:p text:style-name="P78">Ereditarietà</text:p>
      <text:p text:style-name="P53">public class Prova extends Prova1 { }</text:p>
      <text:p text:style-name="P53">Classe Prova padre, Prova1 figlia.</text:p>
      <text:p text:style-name="P54">La classe figlia (sottoclasse) eredita tutto il contenuto della classe padre (superclasse) e può aggiungerne altro. Serve per derivare dalla superclasse, altre sottoclassi risparmiando codice da scrivere. Si può fare override e overload dei metodi. <text:span text:style-name="T24">Non è permessa l’ereditarietà multipla: public class Prova extends Prova1, Prova1 (ERR)</text:span></text:p>
      <text:p text:style-name="P54"/>
      <text:p text:style-name="P78"><text:span text:style-name="T21">Classi, oggetti, i</text:span>nterfacce e classi astratte</text:p>
      <text:p text:style-name="P55">public class Prova() {}</text:p>
      <text:p text:style-name="P56">Prova=new Prova(parametri costruttore); </text:p>
      <text:p text:style-name="P57">Un’interfaccia viene utilizzata per fare una classificazione degli oggetti, <text:span text:style-name="T25">per un modello</text:span>. <text:span text:style-name="T24">Keyword “interface” . </text:span>Non può essere istanziata. Si utilizza la parola chiave “implements”. <text:span text:style-name="T24">Una classe può implementare più interfacce.</text:span><text:line-break/>I suoi metodi devono essere (o sono implicitamente) public static final<text:line-break/>E non devono avere implementazione (senza {} )</text:p>
      <text:p text:style-name="P80"><text:span text:style-name="T26"><text:line-break/></text:span><text:span text:style-name="T27">public interface Prova {</text:span></text:p>
      <text:p text:style-name="P4"><text:tab/>int <text:span text:style-name="T66">VALUE</text:span> = 1;</text:p>
      <text:p text:style-name="P4"><text:tab/>void m1();</text:p>
      <text:p text:style-name="P4">}</text:p>
      <text:p text:style-name="P4"/>
      <text:p text:style-name="P4">public interface <text:span text:style-name="T67">Prova1</text:span>{</text:p>
      <text:p text:style-name="P4"><text:tab/>int <text:span text:style-name="T66">VALUE</text:span> = 2;</text:p>
      <text:p text:style-name="P4"><text:tab/>void m1();</text:p>
      <text:p text:style-name="P4">}</text:p>
      <text:p text:style-name="P4"/>
      <text:p text:style-name="P4">class Test implements Prova, Prova1{</text:p>
      <text:p text:style-name="P4"><text:tab/>public void m1()</text:p>
      <text:p text:style-name="P4"><text:tab/>{</text:p>
      <text:p text:style-name="P4"><text:tab/><text:tab/>System.<text:span text:style-name="T66">out</text:span>.println("Hello");</text:p>
      <text:p text:style-name="P4"><text:tab/><text:tab/>Test test1 = new Test();</text:p>
      <text:p text:style-name="P4"><text:tab/><text:tab/>((Prova1) test).m1();<text:tab/><text:tab/>//<text:span text:style-name="T69">stampa “Hello”</text:span></text:p>
      <text:p text:style-name="P4"><text:tab/>}</text:p>
      <text:p text:style-name="P15">}</text:p>
      <text:p text:style-name="P81"/>
      <text:p text:style-name="P58"><text:span text:style-name="T71">public abstract class </text:span><text:span text:style-name="T72">Calc{<text:line-break/>abstract void calculate();</text:span><text:span text:style-name="T89"><text:line-break/>public static void main(String [] args)</text:span></text:p>
      <text:p text:style-name="P59"><text:soft-page-break/>{<text:line-break/>System.out.println(“Calculating”);<text:line-break/>Calc x = <text:span text:style-name="T148">new Calc()</text:span>;<text:line-break/>x.calculate();<text:tab/><text:tab/></text:p>
      <text:p text:style-name="P59">}</text:p>
      <text:p text:style-name="P59">}</text:p>
      <text:p text:style-name="P57"><text:line-break/>Classe astratta viene usata per rendere disponibile alle sottoclassi, del codice, delle funzioni comuni. <text:span text:style-name="T24">Denominata con la keyword “abstract”.</text:span><text:line-break/>Non può essere istanziata. Deve avere almeno un metodo astratto <text:span text:style-name="T24">per dichiararsi tale e le sottoclassi devono implementare(override) il metodo astratto.</text:span></text:p>
      <text:p text:style-name="P56"/>
      <text:p text:style-name="P78">Visibilità</text:p>
      <text:p text:style-name="P57">private→default (o vuoto, visibile solo nel package)→protected (package e sottoclassi)→public <text:s/><text:tab/><text:line-break/>Dal più restrittivo.</text:p>
      <text:p text:style-name="P64">Linguaggi<text:span text:style-name="T21">o</text:span></text:p>
      <text:list xml:id="list3013650727" text:style-name="L2">
        <text:list-item>
          <text:p text:style-name="P65"><text:span text:style-name="T67">La Sintassi</text:span><text:tab/><text:tab/><text:tab/><text:span text:style-name="T2">int a = 5; String str = “prova”; char car = ‘b’; boolean </text:span><text:span text:style-name="T3">bool</text:span><text:span text:style-name="T2">= true;</text:span></text:p>
        </text:list-item>
        <text:list-item>
          <text:p text:style-name="P65"><text:span text:style-name="T67">Controlli</text:span> <text:span text:style-name="T67">di</text:span> <text:span text:style-name="T67">Flusso</text:span></text:p>
        </text:list-item>
      </text:list>
      <text:p text:style-name="P64"><text:span text:style-name="T4"><text:tab/></text:span><text:span text:style-name="T5">boolean check</text:span><text:span text:style-name="T6">=true</text:span><text:span text:style-name="T5">;</text:span></text:p>
      <text:p text:style-name="P71"><text:tab/>if(check == true) </text:p>
      <text:p text:style-name="P71"><text:tab/>{<text:line-break/><text:tab/><text:tab/>System.out.println(“funziona”);<text:line-break/><text:tab/>}</text:p>
      <text:p text:style-name="P71"/>
      <text:list xml:id="list145705564588183" text:continue-numbering="true" text:style-name="L2">
        <text:list-header>
          <text:p text:style-name="P60">for(int i=0; i&lt;10; i++){ }<text:tab/><text:tab/><text:tab/><text:span text:style-name="T90">quando sappiamo quante volte itererà</text:span></text:p>
        </text:list-header>
      </text:list>
      <text:p text:style-name="P61"><text:tab/>while (isFull) {…}<text:tab/><text:tab/><text:tab/><text:span text:style-name="T90">esce a false</text:span></text:p>
      <text:p text:style-name="P61"><text:tab/><text:span text:style-name="T90">do (….) while (y==0);<text:tab/><text:tab/><text:tab/>quando sappiamo che itererà almeno una volta</text:span></text:p>
      <text:p text:style-name="P61"><text:tab/>for(int i : Iterator/array/arrayList)<text:tab/><text:tab/><text:span text:style-name="T90">for each – quando vogliamo far scorrere tutti i valori</text:span></text:p>
      <text:p text:style-name="P61"><text:tab/><text:span text:style-name="T91">switch()<text:line-break/><text:tab/>{<text:line-break/><text:tab/><text:tab/>case 1: istruzione;<text:line-break/><text:tab/><text:tab/>case 2: istruzione;<text:line-break/><text:tab/><text:tab/>…<text:line-break/><text:tab/><text:tab/>default:<text:line-break/><text:tab/>}</text:span></text:p>
      <text:list xml:id="list145707279709447" text:continue-numbering="true" text:style-name="L2">
        <text:list-item>
          <text:p text:style-name="P50"><text:span text:style-name="T68">Array</text:span><text:tab/><text:tab/><text:tab/><text:tab/><text:tab/><text:span text:style-name="T93">int arrayProva []; int arrayProva [] = new int[]; Sequenza di <text:tab/><text:tab/><text:tab/><text:tab/><text:tab/>elementi</text:span></text:p>
        </text:list-item>
      </text:list>
      <text:p text:style-name="P48"><text:tab/><text:tab/><text:tab/><text:tab/><text:tab/><text:tab/><text:span text:style-name="T94">arrayProva = {1, 20, 304, 55};</text:span></text:p>
      <text:list xml:id="list145705858795314" text:continue-numbering="true" text:style-name="L2">
        <text:list-item>
          <text:p text:style-name="P50"><text:span text:style-name="T68">Enum</text:span><text:tab/><text:tab/><text:tab/><text:tab/><text:tab/><text:span text:style-name="T95">public enum sesso {M, F}<text:tab/>valori specifici</text:span></text:p>
        </text:list-item>
        <text:list-item>
          <text:p text:style-name="P50"><text:span text:style-name="T68">Annotations</text:span><text:tab/><text:tab/><text:tab/><text:tab/><text:span text:style-name="T96">@Override</text:span></text:p>
        </text:list-item>
      </text:list>
      <text:p text:style-name="P48"/>
      <text:p text:style-name="P48"/>
      <text:p text:style-name="P48"><text:soft-page-break/><text:span text:style-name="T68">La libreria Math</text:span><text:tab/><text:tab/>//<text:span text:style-name="T97">int a =Math.min(10, 5);<text:tab/><text:tab/>Math.random();<text:tab/>ritorna un double tra <text:tab/><text:tab/><text:tab/><text:tab/><text:tab/>System.out.println(a); //5<text:tab/><text:tab/>0.0 e 0.1</text:span></text:p>
      <text:p text:style-name="P62"><text:tab/><text:tab/><text:tab/><text:tab/></text:p>
      <text:p text:style-name="P64"><text:span text:style-name="T67">La classe Object</text:span><text:tab/><text:tab/><text:span text:style-name="T7">E’ la superclasse di ogni classe. Ogni classe estende Object, ereditando <text:tab/><text:tab/><text:tab/><text:tab/><text:tab/>vari metodi. <text:line-break/><text:tab/><text:tab/><text:tab/><text:tab/>Es. </text:span><text:span text:style-name="T8">public String </text:span><text:span text:style-name="T7">toString() </text:span><text:span text:style-name="T8">{return “ciao” + var+ “mondo”}</text:span><text:span text:style-name="T7">;</text:span></text:p>
      <text:p text:style-name="P64"><text:span text:style-name="T67">Stringhe</text:span><text:tab/><text:tab/><text:tab/><text:span text:style-name="T7">String stringa=”ciao”;<text:tab/>String stringa = new String (“ciao”);</text:span><text:tab/></text:p>
      <text:p text:style-name="P64"><text:span text:style-name="T65">Date</text:span><text:tab/><text:tab/><text:tab/><text:tab/><text:span text:style-name="T9">LocalDate </text:span><text:span text:style-name="T10">dataCorrente = LocalDate.now(ZoneId.Of(“Europe/Paris”));<text:line-break/><text:tab/><text:tab/><text:tab/><text:tab/>System.out.print(“Data corrente in Italia: “ +dataCorrenteItalia);</text:span><text:span text:style-name="T9"><text:tab/></text:span></text:p>
      <text:p text:style-name="P64"><text:span text:style-name="T9"><text:tab/><text:tab/><text:tab/><text:tab/></text:span><text:span text:style-name="T11">LocalDate primoGiornoLuglio = LocalDate.of(2017, Month.July, 1);<text:line-break/><text:tab/><text:tab/><text:tab/><text:tab/>System.out.println(“Data specifica: “+primoGiornoLuglio);</text:span><text:span text:style-name="T9"><text:tab/><text:tab/><text:tab/><text:tab/></text:span></text:p>
      <text:p text:style-name="P64"><text:span text:style-name="T67">Collections</text:span><text:tab/><text:tab/><text:tab/><text:span text:style-name="T9">Collection: elementi non ordinati. Non possono avere tipi primitivi</text:span></text:p>
      <text:p text:style-name="P64"><text:span text:style-name="T9"><text:tab/><text:tab/><text:tab/><text:tab/>List: ordinati, e possiamo ottenere gli elementi in base all’indice.<text:line-break/><text:tab/><text:tab/><text:tab/><text:tab/></text:span><text:span text:style-name="T5">public void prova(List lista){<text:line-break/><text:tab/><text:tab/><text:tab/><text:tab/>c.add(“uno”);<text:line-break/><text:tab/><text:tab/><text:tab/><text:tab/>c.add(“due”);<text:line-break/><text:tab/><text:tab/><text:tab/><text:tab/>c.add(“tre”);<text:line-break/><text:tab/><text:tab/><text:tab/><text:tab/>c.add(“</text:span><text:span text:style-name="T12">quattro</text:span><text:span text:style-name="T5">”);<text:line-break/><text:tab/><text:tab/><text:tab/><text:tab/></text:span><text:span text:style-name="T12">c.remove(“uno”);</text:span></text:p>
      <text:p text:style-name="P72"><text:tab/><text:tab/><text:tab/><text:tab/>}</text:p>
      <text:p text:style-name="P64"><text:span text:style-name="T9"><text:tab/><text:tab/><text:tab/><text:tab/>Array: ordinati ed ha una capacità massima.<text:line-break/><text:tab/><text:tab/><text:tab/><text:tab/></text:span><text:span text:style-name="T13">Integer array = new Integer(10);</text:span></text:p>
      <text:p text:style-name="P64"><text:span text:style-name="T9"><text:tab/><text:tab/><text:tab/><text:tab/>Arraylist: memorizza gli elementi, e al termine della sua capacità si <text:tab/><text:tab/><text:tab/><text:tab/><text:tab/><text:tab/>ridimensiona per immagazzinarne altri<text:line-break/><text:tab/><text:tab/><text:tab/><text:tab/></text:span><text:span text:style-name="T14">List &lt;String&gt; arrListProva = new Arraylist&lt;String&gt;();<text:line-break/><text:tab/><text:tab/><text:tab/><text:tab/>arrListProva.add(“Ciao”);</text:span></text:p>
      <text:p text:style-name="P83"><text:span text:style-name="T103">Iterator</text:span><text:span text:style-name="T102"><text:tab/><text:tab/><text:tab/><text:tab/></text:span><text:span text:style-name="T113">public</text:span><text:span text:style-name="T34"> </text:span><text:span text:style-name="T113">static</text:span><text:span text:style-name="T34"> </text:span><text:span text:style-name="T113">void</text:span><text:span text:style-name="T34"> </text:span><text:span text:style-name="T50">stampa</text:span><text:span text:style-name="T34">(Iterator&lt;String&gt; </text:span><text:span text:style-name="T108">iteratore</text:span><text:span text:style-name="T34">) </text:span></text:p>
      <text:p text:style-name="P38"><text:span text:style-name="T51"><text:tab/><text:tab/><text:tab/><text:tab/>{</text:span></text:p>
      <text:p text:style-name="P38"><text:span text:style-name="T51"><text:tab/><text:tab/><text:tab/><text:tab/><text:tab/></text:span><text:span text:style-name="T125">while</text:span><text:span text:style-name="T51">(</text:span><text:span text:style-name="T110">iteratore</text:span><text:span text:style-name="T51">.hasNext())</text:span></text:p>
      <text:p text:style-name="P38"><text:span text:style-name="T51"><text:tab/><text:tab/><text:tab/><text:tab/><text:tab/>System.</text:span><text:span text:style-name="T131">out</text:span><text:span text:style-name="T51">.println(</text:span><text:span text:style-name="T110">iteratore</text:span><text:span text:style-name="T51">.next()); </text:span></text:p>
      <text:p text:style-name="P30"><text:span text:style-name="T51"><text:tab/><text:tab/><text:tab/><text:tab/>}</text:span></text:p>
      <text:p text:style-name="P82"><text:span text:style-name="T67">Foreach</text:span><text:tab/><text:tab/><text:tab/><text:tab/><text:span text:style-name="T15">for (int i : Iterator/array/arrayList) </text:span><text:span text:style-name="T14">per scorrere</text:span><text:span text:style-name="T15"> tutti i valori</text:span><text:span text:style-name="T16"> di tipo intero</text:span></text:p>
      <text:p text:style-name="P64"><text:span text:style-name="T85">Generics</text:span><text:span text:style-name="T71"><text:tab/><text:tab/><text:tab/></text:span><text:span text:style-name="T82">List &lt;</text:span><text:span text:style-name="T73">String</text:span><text:span text:style-name="T82">&gt; a</text:span><text:span text:style-name="T14">rrListProva = new Arraylist&lt;</text:span><text:span text:style-name="T98">String</text:span><text:span text:style-name="T14">&gt;();</text:span></text:p>
      <text:p text:style-name="P64"><text:span text:style-name="T67">Map</text:span><text:tab/><text:tab/><text:tab/><text:tab/><text:span text:style-name="T17">elementi con una chiave ed un suo valroe. Non si possono avere due <text:tab/><text:tab/><text:tab/><text:tab/><text:tab/>elementi con lo stesso valore di chiave. Metodo put() e get(), clear()</text:span></text:p>
      <text:p text:style-name="P84"><text:span text:style-name="T100"><text:tab/><text:tab/><text:tab/><text:tab/>E</text:span><text:span text:style-name="T101">s. </text:span><text:span text:style-name="T46">HashMap&lt;String, Integer&gt; </text:span><text:span text:style-name="T109">mappa</text:span><text:span text:style-name="T44"> = </text:span><text:span text:style-name="T124">new</text:span><text:span text:style-name="T44"> HashMap&lt;String, <text:tab/><text:tab/><text:tab/><text:tab/><text:tab/><text:tab/>Integer&gt;();</text:span></text:p>
      <text:p text:style-name="P9"><text:span text:style-name="T70"><text:tab/><text:tab/><text:tab/><text:tab/>mappa.put("Elem1", 1);</text:span></text:p>
      <text:p text:style-name="P9"><text:span text:style-name="T70"><text:tab/><text:tab/><text:tab/><text:tab/>mappa.put("Elem2", 2);</text:span></text:p>
      <text:p text:style-name="P9"><text:span text:style-name="T70"><text:tab/><text:tab/><text:tab/><text:tab/>mappa.put("Elem3", 3);</text:span></text:p>
      <text:p text:style-name="P21"><text:span text:style-name="T70"><text:tab/><text:tab/><text:tab/><text:tab/>mappa.put("Elem4", 4);</text:span></text:p>
      <text:p text:style-name="P78">Le Eccezioni</text:p>
      <text:list xml:id="list3896471745" text:style-name="L3">
        <text:list-item>
          <text:p text:style-name="P66">La gestione degli errori<text:tab/><text:tab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5"><text:span text:style-name="T114">try</text:span><text:span text:style-name="T30"> </text:span></text:p>
                        </text:list-header>
                      </text:list>
                    </text:list-item>
                  </text:list>
                </text:list-item>
              </text:list>
              <text:p text:style-name="P6"><text:tab/><text:tab/><text:tab/>{</text:p>
            </text:list-item>
          </text:list>
          <text:p text:style-name="P11"><text:span text:style-name="T30"><text:tab/><text:tab/><text:tab/><text:tab/></text:span><text:span text:style-name="T111">for</text:span><text:span text:style-name="T30">(</text:span><text:span text:style-name="T111">int</text:span><text:span text:style-name="T30"> </text:span><text:span text:style-name="T106">i</text:span><text:span text:style-name="T30">=0; </text:span><text:span text:style-name="T106">i</text:span><text:span text:style-name="T30">&lt;</text:span><text:span text:style-name="T39">arrayProva</text:span><text:span text:style-name="T30">.lenght; </text:span><text:span text:style-name="T106">i</text:span><text:span text:style-name="T30">++)</text:span></text:p>
          <text:p text:style-name="P6"><text:soft-page-break/><text:tab/><text:tab/><text:tab/><text:tab/>{</text:p>
          <text:p text:style-name="P10"><text:span text:style-name="T70"><text:tab/><text:tab/><text:tab/><text:tab/><text:tab/>System.</text:span><text:span text:style-name="T83">out</text:span><text:span text:style-name="T70">.println(</text:span><text:span text:style-name="T84">arrayProva</text:span><text:span text:style-name="T70">[i]);</text:span></text:p>
          <text:p text:style-name="P6"><text:tab/><text:tab/><text:tab/><text:tab/>}</text:p>
          <text:p text:style-name="P6"><text:tab/><text:tab/><text:tab/></text:p>
          <text:p text:style-name="P6"><text:tab/><text:tab/><text:tab/>}</text:p>
          <text:p text:style-name="P11"><text:span text:style-name="T30"><text:tab/><text:tab/><text:tab/></text:span><text:span text:style-name="T111">catch</text:span><text:span text:style-name="T30">(ArrayIndexOutOfBoundsException </text:span><text:span text:style-name="T106">exc</text:span><text:span text:style-name="T30">)</text:span></text:p>
          <text:p text:style-name="P6"><text:tab/><text:tab/><text:tab/>{</text:p>
          <text:p text:style-name="P11"><text:span text:style-name="T30"><text:tab/><text:tab/><text:tab/><text:tab/></text:span><text:span text:style-name="T106">exc</text:span><text:span text:style-name="T30">.toString();</text:span></text:p>
          <text:p text:style-name="P6"><text:tab/><text:tab/><text:tab/>}</text:p>
          <text:p text:style-name="P11"><text:span text:style-name="T30"><text:tab/><text:tab/><text:tab/></text:span><text:span text:style-name="T111">finally</text:span><text:span text:style-name="T30"> <text:line-break/><text:tab/><text:tab/><text:tab/></text:span><text:span text:style-name="T35">{</text:span></text:p>
          <text:p text:style-name="P11"><text:span text:style-name="T30"><text:tab/><text:tab/><text:tab/><text:tab/></text:span><text:span text:style-name="T36">System.out.println(“Esegue in ogni caso”);</text:span></text:p>
          <text:list text:continue-numbering="true">
            <text:list-header>
              <text:p text:style-name="P19"><text:tab/><text:tab/>}</text:p>
            </text:list-header>
          </text:list>
        </text:list-item>
      </text:list>
      <text:p text:style-name="P20"/>
      <text:p text:style-name="P20"/>
      <text:list xml:id="list145705402745557" text:continue-numbering="true" text:style-name="L3">
        <text:list-item>
          <text:p text:style-name="P66">Checked e unchecked<text:tab/><text:tab/><text:span text:style-name="T18">checked exception sono le sottoclassi di Exception: IOException, <text:tab/><text:tab/><text:tab/><text:tab/><text:tab/>FileNotFound. Devono essere dichiarate</text:span><text:span text:style-name="T19"> (throws) </text:span><text:span text:style-name="T18">e/o gestite nel <text:tab/><text:tab/><text:tab/><text:tab/><text:tab/>metodo in cui occorrono </text:span><text:span text:style-name="T19">con un try-catch.</text:span></text:p>
        </text:list-item>
      </text:list>
      <text:p text:style-name="P73"><text:tab/><text:tab/><text:tab/><text:tab/><text:tab/>unchecked sono le sottoclassi di Runtime Exception: <text:tab/><text:tab/><text:tab/><text:tab/><text:tab/><text:tab/><text:tab/>illegalArgument , NullPointer, ArrayIndexOutOfBound<text:line-break/><text:tab/><text:tab/><text:tab/><text:tab/><text:tab/>Possono essere dichiarate e gestite.</text:p>
      <text:p text:style-name="P36">CHECKED: </text:p>
      <text:p text:style-name="P32"><text:span text:style-name="T37">public class esempio{</text:span><text:span text:style-name="T115"><text:line-break/></text:span><text:span text:style-name="T38">public static void m1() throws Exception { throw new Exception();}<text:line-break/></text:span><text:span text:style-name="T115"><text:line-break/></text:span><text:span text:style-name="T30">public </text:span><text:span text:style-name="T38">static void main(String [] args) throws Exception{<text:line-break/><text:tab/>try{<text:line-break/><text:tab/><text:tab/>m1();<text:line-break/><text:tab/><text:tab/>System.out.println(“A”);</text:span></text:p>
      <text:p text:style-name="P16"><text:tab/>}<text:line-break/><text:tab/>finally<text:line-break/><text:tab/>{<text:line-break/><text:tab/><text:tab/>System.out.println(“B”);<text:line-break/><text:tab/>}<text:line-break/><text:line-break/><text:tab/>System.out.println(“C”);</text:p>
      <text:p text:style-name="P74"><text:tab/>}<text:line-break/><text:span text:style-name="T132">}</text:span></text:p>
      <text:p text:style-name="P35"><text:span text:style-name="T116">UNCHECKED: </text:span></text:p>
      <text:p text:style-name="P23"><text:span text:style-name="T78">public class </text:span><text:span text:style-name="T79">W</text:span><text:span text:style-name="T77">arningVeloxMin extends RuntimeException{..}</text:span></text:p>
      <text:p text:style-name="P24"><text:span text:style-name="T80">public String diminuisciVelocita(int velox) throws WarningVeloxMin</text:span><text:span text:style-name="T70">{</text:span></text:p>
      <text:p text:style-name="P5"><text:tab/><text:tab/>if((velocita-velox)&lt;=0)</text:p>
      <text:p text:style-name="P5"><text:tab/><text:tab/>{</text:p>
      <text:p text:style-name="P5"><text:tab/><text:tab/><text:tab/>throw new WarningVeloxMin("Attenzione! Raggiunta velocita minima")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velocita-=velox;</text:p>
      <text:p text:style-name="P5"><text:tab/><text:tab/><text:tab/>return "Velocita' modificata";</text:p>
      <text:p text:style-name="P5"><text:tab/><text:tab/>}</text:p>
      <text:p text:style-name="P17"><text:tab/>}</text:p>
      <text:list xml:id="list145705960058093" text:continue-numbering="true" text:style-name="L3">
        <text:list-header>
          <text:p text:style-name="P66"/>
        </text:list-header>
        <text:list-item>
          <text:p text:style-name="P66"><text:soft-page-break/><text:span text:style-name="T67">Eccezioni</text:span> <text:span text:style-name="T67">ed</text:span> <text:span text:style-name="T67">ereditarietà</text:span><text:tab/></text:p>
          <text:p text:style-name="P66"><text:line-break/></text:p>
        </text:list-item>
      </text:list>
      <text:p text:style-name="P21"><text:span text:style-name="T70">public int maggiore(int[] array) throws </text:span><text:span text:style-name="T86">Runtim</text:span><text:span text:style-name="T87">e</text:span><text:span text:style-name="T86">Exception</text:span></text:p>
      <text:p text:style-name="P5"><text:tab/>{</text:p>
      <text:p text:style-name="P5"><text:tab/><text:tab/>int maxValue = array[0];</text:p>
      <text:p text:style-name="P5"><text:tab/><text:tab/></text:p>
      <text:p text:style-name="P5"><text:tab/><text:tab/>for(int i=0; i&lt;array.length; i++)</text:p>
      <text:p text:style-name="P5"><text:tab/><text:tab/>{</text:p>
      <text:p text:style-name="P5"><text:tab/><text:tab/><text:tab/></text:p>
      <text:p text:style-name="P5"><text:tab/><text:tab/><text:tab/>if (array[i] &gt; maxValue)</text:p>
      <text:p text:style-name="P5"><text:tab/><text:tab/><text:tab/>{</text:p>
      <text:p text:style-name="P5"><text:tab/><text:tab/><text:tab/><text:tab/>maxValue=array[i];</text:p>
      <text:p text:style-name="P5"><text:tab/><text:tab/><text:tab/>}</text:p>
      <text:p text:style-name="P5"><text:tab/><text:tab/><text:tab/>else</text:p>
      <text:p text:style-name="P5"><text:tab/><text:tab/><text:tab/><text:tab/>throw new IllegalArgumentException("Exc class 1");</text:p>
      <text:p text:style-name="P5"><text:tab/><text:tab/>}</text:p>
      <text:p text:style-name="P5"><text:tab/><text:tab/></text:p>
      <text:p text:style-name="P5"><text:tab/><text:tab/>return maxValue;</text:p>
      <text:p text:style-name="P37"><text:tab/>}</text:p>
      <text:p text:style-name="P24"><text:span text:style-name="T77"><text:tab/>@</text:span><text:span text:style-name="T88">Override</text:span><text:span text:style-name="T77"><text:line-break/><text:tab/></text:span><text:span text:style-name="T70">public int maggiore(int []array) throws </text:span><text:span text:style-name="T74">IllegalArgumentException</text:span></text:p>
      <text:p text:style-name="P5"><text:tab/>{</text:p>
      <text:p text:style-name="P5"><text:tab/><text:tab/>int maxValue = array[0];</text:p>
      <text:p text:style-name="P5"><text:tab/><text:tab/></text:p>
      <text:p text:style-name="P5"><text:tab/><text:tab/>for(int i=0; i&lt;array.length; i++)</text:p>
      <text:p text:style-name="P5"><text:tab/><text:tab/>{</text:p>
      <text:p text:style-name="P5"><text:tab/><text:tab/><text:tab/></text:p>
      <text:p text:style-name="P5"><text:tab/><text:tab/><text:tab/>if (array[i] &gt; maxValue)</text:p>
      <text:p text:style-name="P5"><text:tab/><text:tab/><text:tab/>{</text:p>
      <text:p text:style-name="P5"><text:tab/><text:tab/><text:tab/><text:tab/>maxValue=array[i];</text:p>
      <text:p text:style-name="P5"><text:tab/><text:tab/><text:tab/>}</text:p>
      <text:p text:style-name="P5"><text:tab/><text:tab/><text:tab/>else</text:p>
      <text:p text:style-name="P9"><text:span text:style-name="T70"><text:tab/><text:tab/><text:tab/><text:tab/></text:span><text:span text:style-name="T74">throw</text:span><text:span text:style-name="T70"> new IllegalArgumentException("Exc class2");</text:span></text:p>
      <text:p text:style-name="P5"><text:tab/><text:tab/>}</text:p>
      <text:p text:style-name="P5"><text:tab/><text:tab/></text:p>
      <text:p text:style-name="P5"><text:tab/><text:tab/>return maxValue;<text:tab/><text:tab/></text:p>
      <text:p text:style-name="P5"><text:tab/>}</text:p>
      <text:p text:style-name="P18"><text:tab/></text:p>
      <text:p text:style-name="P78">JavaDoc</text:p>
      <text:list xml:id="list4093075004" text:style-name="L4">
        <text:list-item>
          <text:p text:style-name="P86"><text:span text:style-name="T102">Sintassi<text:line-break/></text:span><text:span text:style-name="T133">/**<text:line-break/>*<text:line-break/>*/<text:tab/></text:span></text:p>
        </text:list-item>
        <text:list-item>
          <text:p text:style-name="P67">Esempio</text:p>
          <text:p text:style-name="P25">/**</text:p>
          <text:p text:style-name="P3"><text:span text:style-name="T135">*</text:span><text:span text:style-name="T137">Verifica</text:span><text:span text:style-name="T135"> </text:span><text:span text:style-name="T137">min</text:span><text:span text:style-name="T135"> e max array</text:span></text:p>
          <text:p text:style-name="P3"><text:span text:style-name="T135">*</text:span><text:span text:style-name="T138">@author</text:span><text:span text:style-name="T135"> </text:span><text:span text:style-name="T137">Andrea</text:span></text:p>
          <text:p text:style-name="P3"><text:span text:style-name="T135">*</text:span><text:span text:style-name="T138">@version</text:span><text:span text:style-name="T135"> </text:span><text:span text:style-name="T136">1.0</text:span></text:p>
          <text:p text:style-name="P3"><text:span text:style-name="T135">*</text:span><text:span text:style-name="T138">@param</text:span><text:span text:style-name="T135"> interi a, b, </text:span><text:span text:style-name="T136">array da esaminare</text:span></text:p>
          <text:p text:style-name="P3"><text:span text:style-name="T135">*</text:span><text:span text:style-name="T138">@throws</text:span><text:span text:style-name="T135"> ArrayIndexOutOfBoundsException</text:span></text:p>
          <text:p text:style-name="P1">*/</text:p>
          <text:p text:style-name="P2"/>
          <text:p text:style-name="P3"><text:span text:style-name="T111">public</text:span><text:span text:style-name="T30"> </text:span><text:span text:style-name="T117">int</text:span><text:span text:style-name="T30"> </text:span><text:span text:style-name="T39">verificaMinMax(</text:span><text:span text:style-name="T118">int</text:span><text:span text:style-name="T39"> </text:span><text:span text:style-name="T104">min</text:span><text:span text:style-name="T39">, </text:span><text:span text:style-name="T118">int</text:span><text:span text:style-name="T39"> </text:span><text:span text:style-name="T104">max</text:span><text:span text:style-name="T39">, </text:span><text:span text:style-name="T118">int</text:span><text:span text:style-name="T39"> []</text:span><text:span text:style-name="T104">array</text:span><text:span text:style-name="T39">)</text:span><text:span text:style-name="T40">{}</text:span></text:p>
        </text:list-item>
      </text:list>
      <text:p text:style-name="P79"><text:soft-page-break/>IO</text:p>
      <text:list xml:id="list1868163140" text:style-name="L5">
        <text:list-item>
          <text:p text:style-name="P68">Stream<text:line-break/><text:span text:style-name="T1">//</text:span><text:span text:style-name="T20">Es. scrittura su file</text:span></text:p>
          <text:list>
            <text:list-header>
              <text:p text:style-name="P46">try</text:p>
            </text:list-header>
          </text:list>
          <text:p text:style-name="P7"><text:tab/> <text:s text:c="3"/>{</text:p>
          <text:p text:style-name="P12"><text:span text:style-name="T30"><text:tab/> <text:s text:c="9"/>FileOutputStream </text:span><text:span text:style-name="T106">prova</text:span><text:span text:style-name="T30"> = </text:span><text:span text:style-name="T111">new</text:span><text:span text:style-name="T30"> FileOutputStream(</text:span><text:span text:style-name="T126">"testoDaModificare.txt"</text:span><text:span text:style-name="T30">);</text:span></text:p>
          <text:p text:style-name="P12"><text:span text:style-name="T30"><text:tab/> <text:s text:c="9"/>PrintStream </text:span><text:span text:style-name="T104">scrivi</text:span><text:span text:style-name="T30"> = </text:span><text:span text:style-name="T111">new</text:span><text:span text:style-name="T30"> PrintStream(</text:span><text:span text:style-name="T106">prova</text:span><text:span text:style-name="T30">);</text:span></text:p>
          <text:p text:style-name="P12"><text:span text:style-name="T30"><text:tab/> <text:s text:c="9"/></text:span><text:span text:style-name="T111">for</text:span><text:span text:style-name="T30">(</text:span><text:span text:style-name="T111">int</text:span><text:span text:style-name="T30"> </text:span><text:span text:style-name="T106">i</text:span><text:span text:style-name="T30">=0; </text:span><text:span text:style-name="T106">i</text:span><text:span text:style-name="T30">&lt;10; </text:span><text:span text:style-name="T106">i</text:span><text:span text:style-name="T30">++)</text:span></text:p>
          <text:p text:style-name="P7"><text:tab/> <text:s text:c="9"/>{</text:p>
          <text:p text:style-name="P12"><text:span text:style-name="T30"><text:tab/> <text:s text:c="7"/><text:tab/> <text:s/></text:span><text:span text:style-name="T106">scrivi</text:span><text:span text:style-name="T30">.println(</text:span><text:span text:style-name="T126">"Scrittura n: "</text:span><text:span text:style-name="T30"> + </text:span><text:span text:style-name="T106">i</text:span><text:span text:style-name="T30">);</text:span></text:p>
          <text:p text:style-name="P7"><text:tab/> <text:s text:c="9"/>}</text:p>
          <text:p text:style-name="P7"><text:tab/> <text:s text:c="3"/>}</text:p>
          <text:p text:style-name="P12"><text:span text:style-name="T30"><text:tab/> <text:s text:c="3"/></text:span><text:span text:style-name="T111">catch</text:span><text:span text:style-name="T30"> (IOException </text:span><text:span text:style-name="T106">e</text:span><text:span text:style-name="T30">)</text:span></text:p>
          <text:p text:style-name="P7"><text:tab/> <text:s text:c="3"/>{</text:p>
          <text:p text:style-name="P12"><text:span text:style-name="T30"><text:tab/> <text:s text:c="3"/><text:tab/>System.</text:span><text:span text:style-name="T128">out</text:span><text:span text:style-name="T30">.println(</text:span><text:span text:style-name="T126">"Errore: "</text:span><text:span text:style-name="T30"> + </text:span><text:span text:style-name="T106">e</text:span><text:span text:style-name="T30">);</text:span></text:p>
          <text:p text:style-name="P13"><text:span text:style-name="T30"><text:tab/> <text:s text:c="3"/><text:tab/>System.</text:span><text:span text:style-name="T42">exit</text:span><text:span text:style-name="T30">(1);</text:span></text:p>
        </text:list-item>
      </text:list>
      <text:p text:style-name="P14"><text:span text:style-name="T30"><text:tab/><text:tab/></text:span><text:span text:style-name="T31">}</text:span></text:p>
      <text:list xml:id="list145706066761276" text:continue-numbering="true" text:style-name="L5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  <text:list-item>
          <text:p text:style-name="P77">Serializzazione</text:p>
          <text:p text:style-name="P69"><text:span text:style-name="T120"><text:line-break/>class</text:span><text:span text:style-name="T44"> </text:span><text:span text:style-name="T41">Classe</text:span><text:span text:style-name="T44"> </text:span><text:span text:style-name="T120">implements</text:span><text:span text:style-name="T44"> Serializable{}</text:span></text:p>
        </text:list-item>
      </text:list>
      <text:p text:style-name="P40"><text:span text:style-name="T30"><text:tab/><text:tab/></text:span></text:p>
      <text:p text:style-name="P40"><text:span text:style-name="T30">Classe </text:span><text:span text:style-name="T106">obj</text:span><text:span text:style-name="T30"> = </text:span><text:span text:style-name="T111">new</text:span><text:span text:style-name="T30"> Classe();</text:span></text:p>
      <text:p text:style-name="P40"><text:span text:style-name="T30">FileOutputStream </text:span><text:span text:style-name="T106">fOutStream</text:span><text:span text:style-name="T30"> = </text:span><text:span text:style-name="T111">new</text:span><text:span text:style-name="T30"> FileOutputStream(</text:span><text:span text:style-name="T126">"file.txt"</text:span><text:span text:style-name="T30">);<text:tab/><text:tab/></text:span><text:span text:style-name="T139">//</text:span><text:span text:style-name="T140">crea</text:span><text:span text:style-name="T139"> </text:span><text:span text:style-name="T140">un</text:span><text:span text:style-name="T139"> file output stream </text:span></text:p>
      <text:p text:style-name="P40"><text:span text:style-name="T30">ObjectOutputStream </text:span><text:span text:style-name="T104">objOutStream</text:span><text:span text:style-name="T30"> = </text:span><text:span text:style-name="T111">new</text:span><text:span text:style-name="T30"> ObjectOutputStream(</text:span><text:span text:style-name="T106">fOutStream</text:span><text:span text:style-name="T30">);<text:tab/></text:span><text:span text:style-name="T139">//</text:span><text:span text:style-name="T140">oggetto</text:span><text:span text:style-name="T139"> </text:span><text:span text:style-name="T140">viene</text:span><text:span text:style-name="T139"> </text:span><text:span text:style-name="T140">serializzato</text:span></text:p>
      <text:p text:style-name="P40"><text:span text:style-name="T30"><text:tab/><text:tab/></text:span></text:p>
      <text:p text:style-name="P22"><text:span text:style-name="T106">objOutStream</text:span><text:span text:style-name="T70">.writeObject(</text:span><text:span text:style-name="T106">obj</text:span><text:span text:style-name="T70">);<text:tab/></text:span><text:span text:style-name="T139">//</text:span><text:span text:style-name="T140">Trasforma</text:span><text:span text:style-name="T139"> </text:span><text:span text:style-name="T140">da</text:span><text:span text:style-name="T139"> </text:span><text:span text:style-name="T140">oggetto</text:span><text:span text:style-name="T139"> a stream </text:span><text:span text:style-name="T140">della</text:span><text:span text:style-name="T139"> </text:span><text:span text:style-name="T140">classe</text:span><text:span text:style-name="T139"> ObjectOutputStream</text:span></text:p>
      <text:p text:style-name="P21"><text:span text:style-name="T70"/></text:p>
      <text:p text:style-name="P76">JUNIT</text:p>
      <text:p text:style-name="P33"><text:span text:style-name="T123">public</text:span><text:span text:style-name="T47"> </text:span><text:span text:style-name="T123">class</text:span><text:span text:style-name="T47"> Calculate {</text:span></text:p>
      <text:p text:style-name="P33"><text:span text:style-name="T121">public</text:span><text:span text:style-name="T30"> </text:span><text:span text:style-name="T121">int</text:span><text:span text:style-name="T30"> sum(</text:span><text:span text:style-name="T121">int</text:span><text:span text:style-name="T30"> </text:span><text:span text:style-name="T106">var1</text:span><text:span text:style-name="T30">, </text:span><text:span text:style-name="T121">int</text:span><text:span text:style-name="T30"> </text:span><text:span text:style-name="T106">var2</text:span><text:span text:style-name="T30">)</text:span></text:p>
      <text:p text:style-name="P40"><text:span text:style-name="T30"><text:tab/>{</text:span></text:p>
      <text:p text:style-name="P40"><text:span text:style-name="T30"><text:tab/><text:tab/>System.</text:span><text:span text:style-name="T128">out</text:span><text:span text:style-name="T30">.println(</text:span><text:span text:style-name="T126">"Adding values: "</text:span><text:span text:style-name="T30">+</text:span><text:span text:style-name="T106">var1</text:span><text:span text:style-name="T30">+ </text:span><text:span text:style-name="T126">" + "</text:span><text:span text:style-name="T30"> +</text:span><text:span text:style-name="T106">var2</text:span><text:span text:style-name="T30">);</text:span></text:p>
      <text:p text:style-name="P40"><text:span text:style-name="T30"><text:tab/><text:tab/></text:span><text:span text:style-name="T111">return</text:span><text:span text:style-name="T30"> </text:span><text:span text:style-name="T106">var1</text:span><text:span text:style-name="T30">+</text:span><text:span text:style-name="T106">var2</text:span><text:span text:style-name="T30">;</text:span></text:p>
      <text:p text:style-name="P33"><text:span text:style-name="T30"><text:tab/>}<text:line-break/></text:span><text:span text:style-name="T33">}</text:span></text:p>
      <text:p text:style-name="P33"><text:span text:style-name="T33"/></text:p>
      <text:p text:style-name="P33"><text:span text:style-name="T122">public</text:span><text:span text:style-name="T30"> </text:span><text:span text:style-name="T121">class</text:span><text:span text:style-name="T30"> CalculateTest {</text:span></text:p>
      <text:p text:style-name="P39"/>
      <text:p text:style-name="P40"><text:span text:style-name="T30"><text:tab/><text:tab/>Calculate </text:span><text:span text:style-name="T130">calculation</text:span><text:span text:style-name="T30"> = </text:span><text:span text:style-name="T111">new</text:span><text:span text:style-name="T30"> Calculate();</text:span></text:p>
      <text:p text:style-name="P40"><text:span text:style-name="T30"><text:tab/></text:span></text:p>
      <text:p text:style-name="P40"><text:span text:style-name="T30"><text:tab/><text:tab/></text:span><text:span text:style-name="T143">@BeforeClass</text:span></text:p>
      <text:p text:style-name="P40"><text:span text:style-name="T30"><text:tab/><text:tab/></text:span><text:span text:style-name="T111">public</text:span><text:span text:style-name="T30"> </text:span><text:span text:style-name="T111">static</text:span><text:span text:style-name="T30"> </text:span><text:span text:style-name="T111">void</text:span><text:span text:style-name="T30"> stampa()</text:span></text:p>
      <text:p text:style-name="P40"><text:span text:style-name="T30"><text:tab/><text:tab/>{</text:span></text:p>
      <text:p text:style-name="P40"><text:span text:style-name="T30"><text:tab/><text:tab/><text:tab/>System.</text:span><text:span text:style-name="T128">out</text:span><text:span text:style-name="T30">.println(</text:span><text:span text:style-name="T126">"Stampa prima dell'esecuzione della classe"</text:span><text:span text:style-name="T30">);</text:span></text:p>
      <text:p text:style-name="P40"><text:span text:style-name="T30"><text:tab/><text:tab/>}</text:span></text:p>
      <text:p text:style-name="P40"><text:span text:style-name="T30"><text:tab/><text:tab/></text:span></text:p>
      <text:p text:style-name="P40"><text:span text:style-name="T30"><text:tab/><text:tab/></text:span><text:span text:style-name="T143">@</text:span><text:span text:style-name="T145">Before</text:span></text:p>
      <text:p text:style-name="P40"><text:span text:style-name="T30"><text:tab/><text:tab/></text:span><text:span text:style-name="T111">public</text:span><text:span text:style-name="T30"> </text:span><text:span text:style-name="T111">void</text:span><text:span text:style-name="T30"> stampa2() </text:span></text:p>
      <text:p text:style-name="P40"><text:span text:style-name="T30"><text:tab/><text:tab/>{</text:span></text:p>
      <text:p text:style-name="P40"><text:span text:style-name="T30"><text:tab/><text:tab/><text:tab/>System.</text:span><text:span text:style-name="T128">out</text:span><text:span text:style-name="T30">.println(</text:span><text:span text:style-name="T126">"Stampa prima di ogni test"</text:span><text:span text:style-name="T30">);</text:span></text:p>
      <text:p text:style-name="P33"><text:span text:style-name="T30"><text:tab/><text:tab/>}</text:span></text:p>
      <text:p text:style-name="P34"><text:soft-page-break/><text:span text:style-name="T48"><text:tab/><text:tab/></text:span><text:span text:style-name="T146">@Test</text:span><text:span text:style-name="T49"><text:tab/><text:tab/></text:span><text:span text:style-name="T142">//</text:span><text:span text:style-name="T141">testerà</text:span><text:span text:style-name="T142"> </text:span><text:span text:style-name="T141">il</text:span><text:span text:style-name="T142"> </text:span><text:span text:style-name="T141">metodo</text:span><text:span text:style-name="T142"> sum()</text:span></text:p>
      <text:p text:style-name="P40"><text:span text:style-name="T30"><text:tab/><text:tab/></text:span><text:span text:style-name="T111">public</text:span><text:span text:style-name="T30"> </text:span><text:span text:style-name="T111">void</text:span><text:span text:style-name="T30"> testSumErrato()</text:span></text:p>
      <text:p text:style-name="P40"><text:span text:style-name="T30"><text:tab/><text:tab/>{</text:span></text:p>
      <text:p text:style-name="P40"><text:span text:style-name="T30"><text:tab/><text:tab/><text:tab/></text:span><text:span text:style-name="T111">int</text:span><text:span text:style-name="T30"> </text:span><text:span text:style-name="T106">sum</text:span><text:span text:style-name="T30"> = </text:span><text:span text:style-name="T130">calculation</text:span><text:span text:style-name="T30">.sum(2, 5);</text:span></text:p>
      <text:p text:style-name="P40"><text:span text:style-name="T30"><text:tab/><text:tab/><text:tab/></text:span><text:span text:style-name="T111">int</text:span><text:span text:style-name="T30"> </text:span><text:span text:style-name="T106">testSum</text:span><text:span text:style-name="T30"> = 10;</text:span></text:p>
      <text:p text:style-name="P40"><text:span text:style-name="T30"><text:tab/><text:tab/><text:tab/>System.</text:span><text:span text:style-name="T128">out</text:span><text:span text:style-name="T30">.println(</text:span><text:span text:style-name="T126">"@Test sum(): "</text:span><text:span text:style-name="T30"> + </text:span><text:span text:style-name="T106">sum</text:span><text:span text:style-name="T30"> + </text:span><text:span text:style-name="T126">" = "</text:span><text:span text:style-name="T30"> + </text:span><text:span text:style-name="T106">testSum</text:span><text:span text:style-name="T30">);</text:span></text:p>
      <text:p text:style-name="P40"><text:span text:style-name="T30"><text:tab/><text:tab/><text:tab/></text:span><text:span text:style-name="T42">assertEquals</text:span><text:span text:style-name="T30">(</text:span><text:span text:style-name="T126">"Valore atteso: "</text:span><text:span text:style-name="T30"> +</text:span><text:span text:style-name="T106">sum</text:span><text:span text:style-name="T30">+ </text:span><text:span text:style-name="T126">", valore ricevuto: "</text:span><text:span text:style-name="T30"> <text:tab/><text:tab/><text:tab/><text:tab/>+</text:span><text:span text:style-name="T106">testSum</text:span><text:span text:style-name="T30">, </text:span><text:span text:style-name="T106">sum</text:span><text:span text:style-name="T30">, </text:span><text:span text:style-name="T106">testSum</text:span><text:span text:style-name="T30">); </text:span></text:p>
      <text:p text:style-name="P40"><text:span text:style-name="T30"><text:tab/><text:tab/>}</text:span></text:p>
      <text:p text:style-name="P40"><text:span text:style-name="T30"><text:tab/><text:tab/></text:span></text:p>
      <text:p text:style-name="P40"><text:span text:style-name="T30"><text:tab/><text:tab/></text:span><text:span text:style-name="T143">@Test</text:span><text:span text:style-name="T144">&lt;</text:span></text:p>
      <text:p text:style-name="P40"><text:span text:style-name="T30"><text:tab/><text:tab/></text:span><text:span text:style-name="T111">public</text:span><text:span text:style-name="T30"> </text:span><text:span text:style-name="T111">void</text:span><text:span text:style-name="T30"> testSumErrato1()</text:span></text:p>
      <text:p text:style-name="P40"><text:span text:style-name="T30"><text:tab/><text:tab/>{</text:span></text:p>
      <text:p text:style-name="P40"><text:span text:style-name="T30"><text:tab/><text:tab/><text:tab/></text:span><text:span text:style-name="T111">int</text:span><text:span text:style-name="T30"> </text:span><text:span text:style-name="T106">sum</text:span><text:span text:style-name="T30"> = </text:span><text:span text:style-name="T130">calculation</text:span><text:span text:style-name="T30">.sum(2, 5);</text:span></text:p>
      <text:p text:style-name="P40"><text:span text:style-name="T30"><text:tab/><text:tab/><text:tab/></text:span><text:span text:style-name="T111">int</text:span><text:span text:style-name="T30"> </text:span><text:span text:style-name="T106">testSum</text:span><text:span text:style-name="T30"> = 10;</text:span></text:p>
      <text:p text:style-name="P40"><text:span text:style-name="T30"><text:tab/><text:tab/><text:tab/>System.</text:span><text:span text:style-name="T128">out</text:span><text:span text:style-name="T30">.println(</text:span><text:span text:style-name="T126">"@Test sum(): "</text:span><text:span text:style-name="T30"> + </text:span><text:span text:style-name="T106">sum</text:span><text:span text:style-name="T30"> + </text:span><text:span text:style-name="T126">" = "</text:span><text:span text:style-name="T30"> + </text:span><text:span text:style-name="T106">testSum</text:span><text:span text:style-name="T30">);</text:span></text:p>
      <text:p text:style-name="P40"><text:span text:style-name="T30"><text:tab/><text:tab/><text:tab/></text:span><text:span text:style-name="T42">assertTrue</text:span><text:span text:style-name="T30">(</text:span><text:span text:style-name="T126">"Somma di 2+5=10"</text:span><text:span text:style-name="T30">, 10!=</text:span><text:span text:style-name="T106">sum</text:span><text:span text:style-name="T30">);</text:span></text:p>
      <text:p text:style-name="P40"><text:span text:style-name="T30"><text:tab/><text:tab/>}</text:span></text:p>
      <text:p text:style-name="P70"/>
      <text:p text:style-name="P76">MAVEN</text:p>
      <text:p text:style-name="P70"/>
      <text:p text:style-name="P31"><text:span text:style-name="T62">&lt;</text:span><text:span text:style-name="T153">groupId</text:span><text:span text:style-name="T62">&gt;</text:span><text:span text:style-name="T63">progettoJdbcMvn</text:span><text:span text:style-name="T62">&lt;/</text:span><text:span text:style-name="T153">groupId</text:span><text:span text:style-name="T62">&gt;</text:span><text:line-break/><text:span text:style-name="T62">&lt;</text:span><text:span text:style-name="T153">artifactId</text:span><text:span text:style-name="T62">&gt;</text:span><text:span text:style-name="T63">progettoJdbcMvn</text:span><text:span text:style-name="T62">&lt;/</text:span><text:span text:style-name="T153">artifactId</text:span><text:span text:style-name="T62">&gt;</text:span><text:line-break/><text:span text:style-name="T62">&lt;</text:span><text:span text:style-name="T153">version</text:span><text:span text:style-name="T62">&gt;</text:span><text:span text:style-name="T63">1.0-SNAPSHOT</text:span><text:span text:style-name="T62">&lt;/</text:span><text:span text:style-name="T153">version</text:span><text:span text:style-name="T62">&gt;</text:span><text:line-break/><text:span text:style-name="T62">&lt;</text:span><text:span text:style-name="T153">build</text:span><text:span text:style-name="T62">&gt;</text:span><text:line-break/><text:span text:style-name="T63"> <text:s text:c="3"/></text:span><text:span text:style-name="T62">&lt;</text:span><text:span text:style-name="T153">plugins</text:span><text:span text:style-name="T62">&gt;</text:span><text:line-break/><text:span text:style-name="T63"> <text:s text:c="7"/></text:span><text:span text:style-name="T62">&lt;</text:span><text:span text:style-name="T153">plugin</text:span><text:span text:style-name="T62">&gt;</text:span><text:line-break/><text:span text:style-name="T63"> <text:s text:c="11"/></text:span><text:span text:style-name="T62">&lt;</text:span><text:span text:style-name="T153">groupId</text:span><text:span text:style-name="T62">&gt;</text:span><text:span text:style-name="T63">org.apache.maven.plugins</text:span><text:span text:style-name="T62">&lt;/</text:span><text:span text:style-name="T153">groupId</text:span><text:span text:style-name="T62">&gt;</text:span><text:line-break/><text:span text:style-name="T63"> <text:s text:c="11"/></text:span><text:span text:style-name="T62">&lt;</text:span><text:span text:style-name="T153">artifactId</text:span><text:span text:style-name="T62">&gt;</text:span><text:span text:style-name="T63">maven-compiler-plugin</text:span><text:span text:style-name="T62">&lt;/</text:span><text:span text:style-name="T153">artifactId</text:span><text:span text:style-name="T62">&gt;</text:span><text:line-break/><text:span text:style-name="T63"> <text:s text:c="11"/></text:span><text:span text:style-name="T62">&lt;</text:span><text:span text:style-name="T153">configuration</text:span><text:span text:style-name="T62">&gt;</text:span><text:line-break/><text:span text:style-name="T63"> <text:s text:c="15"/></text:span><text:span text:style-name="T62">&lt;</text:span><text:span text:style-name="T153">source</text:span><text:span text:style-name="T62">&gt;</text:span><text:span text:style-name="T63">7</text:span><text:span text:style-name="T62">&lt;/</text:span><text:span text:style-name="T153">source</text:span><text:span text:style-name="T62">&gt;</text:span><text:line-break/><text:span text:style-name="T63"> <text:s text:c="15"/></text:span><text:span text:style-name="T62">&lt;</text:span><text:span text:style-name="T153">target</text:span><text:span text:style-name="T62">&gt;</text:span><text:span text:style-name="T63">7</text:span><text:span text:style-name="T62">&lt;/</text:span><text:span text:style-name="T153">target</text:span><text:span text:style-name="T62">&gt;</text:span><text:line-break/><text:span text:style-name="T63"> <text:s text:c="11"/></text:span><text:span text:style-name="T62">&lt;/</text:span><text:span text:style-name="T153">configuration</text:span><text:span text:style-name="T62">&gt;</text:span><text:line-break/><text:span text:style-name="T63"> <text:s text:c="7"/></text:span><text:span text:style-name="T62">&lt;/</text:span><text:span text:style-name="T153">plugin</text:span><text:span text:style-name="T62">&gt;</text:span><text:line-break/><text:span text:style-name="T63"> <text:s text:c="3"/></text:span><text:span text:style-name="T62">&lt;/</text:span><text:span text:style-name="T153">plugins</text:span><text:span text:style-name="T62">&gt;</text:span><text:line-break/><text:span text:style-name="T62">&lt;/</text:span><text:span text:style-name="T153">build</text:span><text:span text:style-name="T62">&gt;</text:span></text:p>
      <text:p text:style-name="P31"/>
      <text:p text:style-name="P75"/>
      <text:p text:style-name="P47"><text:span text:style-name="T67">JDBC</text:span><text:line-break/></text:p>
      <text:list xml:id="list787769006" text:style-name="L6">
        <text:list-item>
          <text:p text:style-name="P41">Usare JDBC <text:span text:style-name="T134">e </text:span>Connessione al DataBase</text:p>
        </text:list-item>
      </text:list>
      <text:p text:style-name="P45"><text:span text:style-name="T102"><text:tab/></text:span><text:span text:style-name="T151">private static </text:span><text:span text:style-name="T57">Connection getConnection() </text:span><text:span text:style-name="T151">throws </text:span><text:span text:style-name="T57">SQLException {</text:span><text:span text:style-name="T71"><text:line-break/></text:span><text:span text:style-name="T57"> <text:s text:c="3"/></text:span><text:span text:style-name="T151">if </text:span><text:span text:style-name="T57">(</text:span><text:span text:style-name="T156">connection</text:span><text:span text:style-name="T57">!=</text:span><text:span text:style-name="T151">null</text:span><text:span text:style-name="T57">) <text:line-break/><text:tab/></text:span><text:span text:style-name="T151">return </text:span><text:span text:style-name="T156">connection</text:span><text:span text:style-name="T57">;</text:span><text:span text:style-name="T71"><text:line-break/></text:span><text:span text:style-name="T57"> <text:s text:c="2"/></text:span><text:span text:style-name="T71"><text:line-break/><text:tab/></text:span><text:span text:style-name="T156">connection</text:span><text:span text:style-name="T57">= <text:tab/>DriverManager.</text:span><text:span text:style-name="T59">getConnection</text:span><text:span text:style-name="T57">(</text:span><text:span text:style-name="T165">"jdbc:mysql://localhost:3306/universita?<text:tab/>user=root&amp;password=Internet93"</text:span><text:span text:style-name="T57">);</text:span><text:span text:style-name="T71"><text:line-break/></text:span><text:span text:style-name="T57"> <text:s text:c="3"/><text:tab/></text:span><text:span text:style-name="T151">return </text:span><text:span text:style-name="T156">connection</text:span><text:span text:style-name="T57">;</text:span><text:span text:style-name="T71"><text:line-break/></text:span><text:span text:style-name="T57">}</text:span><text:span text:style-name="T71"><text:line-break/><text:line-break/></text:span><text:span text:style-name="T151">private static </text:span><text:span text:style-name="T57">Statement getStatement() </text:span><text:span text:style-name="T151">throws </text:span><text:span text:style-name="T57">SQLException {</text:span><text:span text:style-name="T71"><text:line-break/></text:span><text:span text:style-name="T57"> <text:s text:c="3"/></text:span><text:span text:style-name="T151">return </text:span><text:span text:style-name="T59">getStatement</text:span><text:span text:style-name="T57">(</text:span><text:span text:style-name="T151">null</text:span><text:span text:style-name="T57">);</text:span><text:span text:style-name="T71"><text:line-break/></text:span><text:span text:style-name="T57">}</text:span><text:span text:style-name="T71"><text:line-break/><text:line-break/></text:span><text:span text:style-name="T151">private static </text:span><text:span text:style-name="T57">Statement getStatement(String sql) </text:span><text:span text:style-name="T151">throws </text:span><text:span text:style-name="T57">SQLException {</text:span><text:span text:style-name="T71"><text:line-break/></text:span><text:soft-page-break/><text:span text:style-name="T57"> <text:s text:c="3"/>Statement statement;</text:span><text:span text:style-name="T71"><text:line-break/></text:span><text:span text:style-name="T57"> <text:s text:c="3"/></text:span><text:span text:style-name="T151">if </text:span><text:span text:style-name="T57">(sql!=</text:span><text:span text:style-name="T151">null</text:span><text:span text:style-name="T57">)</text:span><text:span text:style-name="T71"><text:line-break/></text:span><text:span text:style-name="T57"> <text:s text:c="7"/>statement = </text:span><text:span text:style-name="T59">getConnection</text:span><text:span text:style-name="T57">().prepareStatement(sql);</text:span><text:span text:style-name="T71"><text:line-break/></text:span><text:span text:style-name="T57"> <text:s text:c="3"/></text:span><text:span text:style-name="T151">else</text:span><text:span text:style-name="T71"><text:line-break/></text:span><text:span text:style-name="T151"> <text:s text:c="7"/></text:span><text:span text:style-name="T57">statement = </text:span><text:span text:style-name="T59">getConnection</text:span><text:span text:style-name="T57">().createStatement(); <text:s/></text:span><text:span text:style-name="T160">//creo statement sulla connessione</text:span><text:span text:style-name="T71"><text:line-break/><text:line-break/></text:span><text:span text:style-name="T160"> <text:s text:c="3"/></text:span><text:span text:style-name="T151">return </text:span><text:span text:style-name="T57">statement;</text:span><text:span text:style-name="T71"><text:line-break/></text:span><text:span text:style-name="T57">}</text:span></text:p>
      <text:p text:style-name="P28"/>
      <text:p text:style-name="P42"/>
      <text:list xml:id="list145707626434488" text:continue-numbering="true" text:style-name="L6">
        <text:list-item>
          <text:p text:style-name="P44">Tipi di query</text:p>
          <text:p text:style-name="P27"><text:span text:style-name="T61">String sql = </text:span><text:span text:style-name="T168">"SELECT * FROM studenti;"</text:span><text:span text:style-name="T61">;<text:line-break/>String sql = </text:span><text:span text:style-name="T168">"SELECT Codicefiscale FROM studenti WHERE Cognome = ?;"</text:span><text:span text:style-name="T61">;<text:line-break/></text:span><text:span text:style-name="T60">String sql = </text:span><text:span text:style-name="T169">"SELECT Nome, Cognome FROM studenti WHERE Codicefiscale = ?;"</text:span><text:span text:style-name="T60">;</text:span></text:p>
        </text:list-item>
      </text:list>
      <text:p text:style-name="P26"/>
      <text:list xml:id="list145705858314105" text:continue-numbering="true" text:style-name="L6">
        <text:list-item>
          <text:p text:style-name="P44">Eccezioni – <text:span text:style-name="T172">ResultSet</text:span></text:p>
          <text:p text:style-name="P29"><text:span text:style-name="T152">public static </text:span><text:span text:style-name="T60">String cercaCodFiscale(String codFiscale) </text:span><text:span text:style-name="T152">throws </text:span><text:span text:style-name="T60">SQLException {</text:span><text:line-break/><text:span text:style-name="T60"> String sql = </text:span><text:span text:style-name="T167">"SELECT Nome, Cognome FROM studenti WHERE Codicefiscale = ?;"</text:span><text:span text:style-name="T60">;</text:span><text:line-break/><text:line-break/><text:span text:style-name="T60"> </text:span><text:span text:style-name="T161">//Query</text:span><text:line-break/><text:span text:style-name="T161"> </text:span><text:span text:style-name="T152">try</text:span><text:line-break/><text:span text:style-name="T152"> </text:span><text:span text:style-name="T60">{</text:span><text:line-break/><text:span text:style-name="T60"> PreparedStatement statement = (PreparedStatement) </text:span><text:span text:style-name="T64">getStatement</text:span><text:span text:style-name="T60">(sql);</text:span><text:line-break/><text:span text:style-name="T60"> statement.setString(</text:span><text:span text:style-name="T171">1</text:span><text:span text:style-name="T60">, codFiscale);</text:span><text:line-break/><text:span text:style-name="T60"> ResultSet resSet = statement.executeQuery();</text:span><text:line-break/><text:line-break/><text:span text:style-name="T60"> </text:span><text:span text:style-name="T152">while</text:span><text:span text:style-name="T60">(resSet.next() == </text:span><text:span text:style-name="T152">true</text:span><text:span text:style-name="T60">)</text:span><text:line-break/><text:span text:style-name="T60"> {</text:span><text:line-break/><text:span text:style-name="T60"> resSet.getString(</text:span><text:span text:style-name="T167">"Cognome" </text:span><text:span text:style-name="T60">+ </text:span><text:span text:style-name="T167">"Nome"</text:span><text:span text:style-name="T60">);</text:span><text:line-break/><text:span text:style-name="T60"> }</text:span><text:line-break/><text:span text:style-name="T60"> }</text:span><text:line-break/><text:span text:style-name="T60"> </text:span><text:span text:style-name="T152">catch</text:span><text:span text:style-name="T60">(SQLException e)</text:span><text:line-break/><text:span text:style-name="T60"> {</text:span><text:line-break/><text:span text:style-name="T60"> System.</text:span><text:span text:style-name="T157">out</text:span><text:span text:style-name="T60">.println(</text:span><text:span text:style-name="T167">"Errore: " </text:span><text:span text:style-name="T60">+e.getMessage());</text:span><text:line-break/><text:span text:style-name="T60"> }</text:span><text:line-break/><text:span text:style-name="T60"> </text:span><text:span text:style-name="T152">finally </text:span><text:span text:style-name="T60">{</text:span><text:line-break/><text:span text:style-name="T60"> </text:span><text:span text:style-name="T158">connection</text:span><text:span text:style-name="T60">.close();</text:span><text:line-break/><text:span text:style-name="T60"> }</text:span><text:line-break/><text:line-break/><text:span text:style-name="T60"> </text:span><text:span text:style-name="T152">return </text:span><text:span text:style-name="T60">sql;</text:span><text:line-break/><text:span text:style-name="T60">}</text:span></text:p>
          <text:p text:style-name="P29"><text:span text:style-name="T60"/></text:p>
        </text:list-item>
        <text:list-item>
          <text:p text:style-name="P41"><text:span text:style-name="T67">Tipi di dato</text:span></text:p>
        </text:list-item>
      </text:list>
      <text:p text:style-name="P43"><text:tab/><text:span text:style-name="T81">Char(n)<text:line-break/><text:tab/>varchar(n)<text:line-break/><text:tab/>nchar(n)<text:line-break/><text:tab/>nvarchar(n)<text:line-break/><text:tab/>float(n)<text:line-break/><text:tab/>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Source Code Pro', 'Liberation Mono', 'Courier New', Courier, monospace"/>
    <style:font-face style:name="Lohit Devanagari2" svg:font-family="'Lohit Devanagari'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9-03T14:57:04.917000000</dc:date>
    <meta:editing-duration>P6DT5H32M23S</meta:editing-duration>
    <meta:editing-cycles>40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8" meta:paragraph-count="239" meta:word-count="1251" meta:character-count="10165" meta:non-whitespace-character-count="8365"/>
  </office:meta>
</office:document-meta>
</file>